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FC000000F8F482C20D3D6A34B0.png" manifest:media-type="image/png"/>
  <manifest:file-entry manifest:full-path="Pictures/1000000100000800000008006F457968FD9CACC8.png" manifest:media-type="image/png"/>
  <manifest:file-entry manifest:full-path="Pictures/1000FDD800000C020000042B2F60B1FC904B697A.emf" manifest:media-type="image/x-emf"/>
  <manifest:file-entry manifest:full-path="Pictures/100000010000007400000028AB89C2458461A08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Google Sans Text" svg:font-family="'Google Sans Text'" style:font-family-generic="roman" style:font-pitch="variable"/>
    <style:font-face style:name="Google Sans Text1" svg:font-family="'Google Sans Text'"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face style:name="Libertinus Serif2" svg:font-family="'Libertinus Serif'" style:font-family-generic="roman"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automatic-styles>
    <style:style style:name="Tabelle2" style:family="table">
      <style:table-properties style:width="14.944cm" fo:margin-left="0cm" fo:margin-top="0cm" fo:margin-bottom="0cm" table:align="left" style:writing-mode="lr-tb"/>
    </style:style>
    <style:style style:name="Tabelle2.A" style:family="table-column">
      <style:table-column-properties style:column-width="1.499cm"/>
    </style:style>
    <style:style style:name="Tabelle2.B" style:family="table-column">
      <style:table-column-properties style:column-width="13.444cm"/>
    </style:style>
    <style:style style:name="Tabelle2.1" style:family="table-row">
      <style:table-row-properties style:min-row-height="0.157cm" fo:keep-together="auto"/>
    </style:style>
    <style:style style:name="Tabelle2.A1" style:family="table-cell">
      <style:table-cell-properties fo:padding-left="0.191cm" fo:padding-right="0.191cm" fo:padding-top="0cm" fo:padding-bottom="0cm" fo:border="none" style:writing-mode="lr-tb"/>
    </style:style>
    <style:style style:name="Tabelle2.B1" style:family="table-cell">
      <style:table-cell-properties style:vertical-align="middle" fo:padding-left="0.191cm" fo:padding-right="0.191cm" fo:padding-top="0cm" fo:padding-bottom="0cm" fo:border="none" style:writing-mode="lr-tb"/>
    </style:style>
    <style:style style:name="Таблиця1" style:family="table">
      <style:table-properties style:width="24.844cm" fo:margin-left="-2.293cm" table:align="left" style:writing-mode="lr-tb"/>
    </style:style>
    <style:style style:name="Таблиця1.A" style:family="table-column">
      <style:table-column-properties style:column-width="1.79cm"/>
    </style:style>
    <style:style style:name="Таблиця1.B" style:family="table-column">
      <style:table-column-properties style:column-width="3.216cm"/>
    </style:style>
    <style:style style:name="Таблиця1.C" style:family="table-column">
      <style:table-column-properties style:column-width="3.582cm"/>
    </style:style>
    <style:style style:name="Таблиця1.D" style:family="table-column">
      <style:table-column-properties style:column-width="3.704cm"/>
    </style:style>
    <style:style style:name="Таблиця1.E" style:family="table-column">
      <style:table-column-properties style:column-width="12.552cm"/>
    </style:style>
    <style:style style:name="Таблиця1.A1" style:family="table-cell">
      <style:table-cell-properties style:vertical-align="middle" fo:padding="0.049cm" fo:border="none"/>
    </style:style>
    <style:style style:name="Tabelle3" style:family="table">
      <style:table-properties style:width="14.693cm" fo:margin-top="0cm" fo:margin-bottom="0cm" table:align="center" style:writing-mode="lr-tb"/>
    </style:style>
    <style:style style:name="Tabelle3.A" style:family="table-column">
      <style:table-column-properties style:column-width="2.351cm"/>
    </style:style>
    <style:style style:name="Tabelle3.B" style:family="table-column">
      <style:table-column-properties style:column-width="3.646cm"/>
    </style:style>
    <style:style style:name="Tabelle3.C" style:family="table-column">
      <style:table-column-properties style:column-width="3.425cm"/>
    </style:style>
    <style:style style:name="Tabelle3.D" style:family="table-column">
      <style:table-column-properties style:column-width="5.271cm"/>
    </style:style>
    <style:style style:name="Tabelle3.1" style:family="table-row">
      <style:table-row-properties fo:keep-together="auto"/>
    </style:style>
    <style:style style:name="Tabelle3.A1" style:family="table-cell">
      <style:table-cell-properties fo:padding-left="0.191cm" fo:padding-right="0.191cm" fo:padding-top="0cm" fo:padding-bottom="0cm" fo:border-left="none" fo:border-right="none" fo:border-top="2.25pt solid #000000" fo:border-bottom="1.5pt solid #000000" style:writing-mode="lr-tb"/>
    </style:style>
    <style:style style:name="Tabelle3.A2" style:family="table-cell">
      <style:table-cell-properties fo:padding-left="0.191cm" fo:padding-right="0.191cm" fo:padding-top="0cm" fo:padding-bottom="0cm" fo:border-left="none" fo:border-right="none" fo:border-top="1.5pt solid #000000" fo:border-bottom="none" style:writing-mode="lr-tb"/>
    </style:style>
    <style:style style:name="Tabelle3.A3" style:family="table-cell">
      <style:table-cell-properties fo:padding-left="0.191cm" fo:padding-right="0.191cm" fo:padding-top="0cm" fo:padding-bottom="0cm" fo:border="none" style:writing-mode="lr-tb"/>
    </style:style>
    <style:style style:name="Tabelle3.A4" style:family="table-cell">
      <style:table-cell-properties fo:padding-left="0.191cm" fo:padding-right="0.191cm" fo:padding-top="0cm" fo:padding-bottom="0cm" fo:border-left="none" fo:border-right="none" fo:border-top="none" fo:border-bottom="2.25pt solid #000000" style:writing-mode="lr-tb"/>
    </style:style>
    <style:style style:name="P1" style:family="paragraph" style:parent-style-name="Acknowledgements_20__28_Heading_29_">
      <style:paragraph-properties fo:margin-left="0.635cm" fo:margin-right="0cm" fo:text-indent="-0.635cm" style:auto-text-indent="false"/>
      <style:text-properties style:font-name="Libertinus Sans"/>
    </style:style>
    <style:style style:name="P2" style:family="paragraph" style:parent-style-name="Title">
      <style:paragraph-properties fo:margin-top="0cm" fo:margin-bottom="0.494cm" style:contextual-spacing="true"/>
      <style:text-properties style:font-name="Libertinus Sans"/>
    </style:style>
    <style:style style:name="P3" style:family="paragraph" style:parent-style-name="Acknowledgements_20__28_Heading_29_">
      <style:paragraph-properties fo:margin-left="0.635cm" fo:margin-right="0cm" fo:line-height="100%" fo:text-indent="-0.635cm" style:auto-text-indent="false"/>
      <style:text-properties style:font-name="Libertinus Sans" officeooo:rsid="000cb7ed" officeooo:paragraph-rsid="002f9134"/>
    </style:style>
    <style:style style:name="P4" style:family="paragraph" style:parent-style-name="Text_20_body">
      <style:paragraph-properties fo:margin-left="0.635cm" fo:margin-right="0cm" fo:line-height="100%" fo:text-indent="-0.635cm" style:auto-text-indent="false"/>
      <style:text-properties style:font-name="Libertinus Sans" officeooo:rsid="000cb7ed" officeooo:paragraph-rsid="002f9134"/>
    </style:style>
    <style:style style:name="P5" style:family="paragraph" style:parent-style-name="Text_20_body">
      <style:text-properties style:font-name="Libertinus Sans" officeooo:rsid="001b2fa6" officeooo:paragraph-rsid="001b2fa6"/>
    </style:style>
    <style:style style:name="P6" style:family="paragraph" style:parent-style-name="Standard">
      <style:text-properties style:font-name="Libertinus Sans" officeooo:rsid="001b2fa6" officeooo:paragraph-rsid="001cc490"/>
    </style:style>
    <style:style style:name="P7" style:family="paragraph" style:parent-style-name="Standard">
      <style:text-properties style:font-name="Libertinus Sans" officeooo:rsid="001b2fa6" officeooo:paragraph-rsid="0024cf27"/>
    </style:style>
    <style:style style:name="P8" style:family="paragraph" style:parent-style-name="Standard">
      <style:text-properties style:font-name="Libertinus Sans" officeooo:rsid="001b2fa6" officeooo:paragraph-rsid="00278a9b"/>
    </style:style>
    <style:style style:name="P9" style:family="paragraph" style:parent-style-name="Standard">
      <style:paragraph-properties fo:margin-left="0cm" fo:margin-right="0cm" fo:text-indent="0cm" style:auto-text-indent="false"/>
      <style:text-properties style:font-name="Libertinus Sans" officeooo:rsid="002c11d1" officeooo:paragraph-rsid="00219454"/>
    </style:style>
    <style:style style:name="P10" style:family="paragraph" style:parent-style-name="Standard">
      <style:paragraph-properties fo:margin-left="0cm" fo:margin-right="0cm" fo:text-indent="0cm" style:auto-text-indent="false"/>
      <style:text-properties style:font-name="Libertinus Sans" officeooo:rsid="002c11d1" officeooo:paragraph-rsid="002f9134"/>
    </style:style>
    <style:style style:name="P11" style:family="paragraph" style:parent-style-name="Standard">
      <style:paragraph-properties fo:margin-left="0cm" fo:margin-right="0cm" fo:margin-top="0cm" fo:margin-bottom="0cm" style:contextual-spacing="true" fo:line-height="108%" fo:text-indent="0cm" style:auto-text-indent="false" style:writing-mode="lr-tb"/>
    </style:style>
    <style:style style:name="P12" style:family="paragraph" style:parent-style-name="Footnote">
      <style:paragraph-properties fo:margin-top="0cm" fo:margin-bottom="0cm" style:contextual-spacing="false"/>
    </style:style>
    <style:style style:name="P13" style:family="paragraph" style:parent-style-name="Footnote">
      <style:paragraph-properties fo:margin-top="0cm" fo:margin-bottom="0cm" style:contextual-spacing="false" fo:text-align="start" style:justify-single-word="false" fo:orphans="2" fo:widows="2"/>
      <style:text-properties fo:language="en" fo:country="US" style:letter-kerning="false" style:language-complex="ar" style:country-complex="SA"/>
    </style:style>
    <style:style style:name="P14" style:family="paragraph" style:parent-style-name="Copyright_20_message">
      <style:paragraph-properties fo:margin-top="0cm" fo:margin-bottom="0cm" style:contextual-spacing="false" fo:text-align="start" style:justify-single-word="false" fo:orphans="2" fo:widows="2"/>
      <style:text-properties fo:language="en" fo:country="US" style:letter-kerning="false" style:language-complex="ar" style:country-complex="SA"/>
    </style:style>
    <style:style style:name="P15" style:family="paragraph" style:parent-style-name="Standard">
      <style:paragraph-properties fo:margin-left="0cm" fo:margin-right="0cm" fo:text-indent="0cm" style:auto-text-indent="false"/>
      <style:text-properties fo:font-style="italic" officeooo:rsid="000cb7ed" officeooo:paragraph-rsid="000cb7ed" style:font-style-asian="italic" style:font-style-complex="italic"/>
    </style:style>
    <style:style style:name="P16" style:family="paragraph" style:parent-style-name="Standard">
      <style:paragraph-properties fo:margin-left="0cm" fo:margin-right="0cm" fo:text-indent="0cm" style:auto-text-indent="false"/>
      <style:text-properties officeooo:paragraph-rsid="000cb7ed"/>
    </style:style>
    <style:style style:name="P17" style:family="paragraph" style:parent-style-name="Standard">
      <style:paragraph-properties fo:margin-left="0cm" fo:margin-right="0cm" fo:text-indent="0cm" style:auto-text-indent="false"/>
      <style:text-properties fo:font-variant="normal" fo:text-transform="none" fo:color="#000000" loext:opacity="100%" style:text-line-through-style="none" style:text-line-through-type="none" style:font-name="Libertinus Serif" fo:font-size="12pt" fo:font-style="italic" style:text-underline-style="none" fo:font-weight="normal" officeooo:rsid="000cb7ed" officeooo:paragraph-rsid="000cb7ed" style:text-blinking="false" fo:background-color="transparent" style:font-style-asian="italic" style:font-style-complex="italic"/>
    </style:style>
    <style:style style:name="P18" style:family="paragraph" style:parent-style-name="Standard">
      <style:paragraph-properties fo:margin-left="0cm" fo:margin-right="0cm" fo:text-indent="0cm" style:auto-text-indent="false"/>
      <style:text-properties fo:font-variant="normal" fo:text-transform="none" fo:color="#000000" loext:opacity="100%" style:text-line-through-style="none" style:text-line-through-type="none" style:font-name="Times New Roman2" fo:font-size="12pt" fo:font-style="normal" style:text-underline-style="none" fo:font-weight="normal" officeooo:paragraph-rsid="000cb7ed" style:text-blinking="false" fo:background-color="transparent"/>
    </style:style>
    <style:style style:name="P19" style:family="paragraph" style:parent-style-name="Text_20_body">
      <style:paragraph-properties fo:margin-top="0.423cm" fo:margin-bottom="0.423cm" style:contextual-spacing="false" fo:line-height="138%" style:writing-mode="lr-tb"/>
      <style:text-properties fo:font-variant="normal" fo:text-transform="none" fo:color="#000000" loext:opacity="100%" style:text-line-through-style="none" style:text-line-through-type="none" style:font-name="Times New Roman2" fo:font-size="11pt" fo:font-style="normal" style:text-underline-style="none" fo:font-weight="normal" officeooo:paragraph-rsid="00219454" style:text-blinking="false" fo:background-color="transparent"/>
    </style:style>
    <style:style style:name="P20" style:family="paragraph" style:parent-style-name="Standard">
      <style:paragraph-properties fo:margin-left="0cm" fo:margin-right="0cm" fo:text-indent="0cm" style:auto-text-indent="false"/>
      <style:text-properties style:font-name="Libertinus Serif" officeooo:rsid="000cb7ed" officeooo:paragraph-rsid="000cb7ed"/>
    </style:style>
    <style:style style:name="P21" style:family="paragraph" style:parent-style-name="Author_20_First_20_Name">
      <style:paragraph-properties fo:margin-top="0.494cm" fo:margin-bottom="0.494cm" style:contextual-spacing="true"/>
      <style:text-properties officeooo:paragraph-rsid="00198a28"/>
    </style:style>
    <style:style style:name="P22" style:family="paragraph" style:parent-style-name="Footnote">
      <style:text-properties officeooo:paragraph-rsid="00198a28"/>
    </style:style>
    <style:style style:name="P23" style:family="paragraph" style:parent-style-name="University">
      <style:text-properties officeooo:paragraph-rsid="00198a28"/>
    </style:style>
    <style:style style:name="P24" style:family="paragraph" style:parent-style-name="Standard">
      <style:text-properties officeooo:paragraph-rsid="001b2fa6"/>
    </style:style>
    <style:style style:name="P25" style:family="paragraph" style:parent-style-name="Standard">
      <style:text-properties officeooo:paragraph-rsid="001cc490"/>
    </style:style>
    <style:style style:name="P26" style:family="paragraph" style:parent-style-name="Text_20_body">
      <style:text-properties officeooo:paragraph-rsid="001cc490"/>
    </style:style>
    <style:style style:name="P27" style:family="paragraph" style:parent-style-name="Standard">
      <style:paragraph-properties fo:margin-left="0cm" fo:margin-right="0cm" fo:text-indent="0cm" style:auto-text-indent="false"/>
    </style:style>
    <style:style style:name="P28" style:family="paragraph" style:parent-style-name="Text_20_body">
      <style:paragraph-properties fo:margin-left="0cm" fo:margin-right="0cm" fo:text-indent="0cm" style:auto-text-indent="false"/>
    </style:style>
    <style:style style:name="P29" style:family="paragraph" style:parent-style-name="Standard">
      <style:paragraph-properties fo:margin-left="0cm" fo:margin-right="0cm" fo:text-indent="0cm" style:auto-text-indent="false"/>
      <style:text-properties officeooo:paragraph-rsid="00220e97"/>
    </style:style>
    <style:style style:name="P30" style:family="paragraph" style:parent-style-name="Standard">
      <style:text-properties officeooo:paragraph-rsid="00259739"/>
    </style:style>
    <style:style style:name="P31" style:family="paragraph" style:parent-style-name="Standard">
      <style:text-properties officeooo:paragraph-rsid="0024cf27"/>
    </style:style>
    <style:style style:name="P32" style:family="paragraph" style:parent-style-name="Standard">
      <style:text-properties officeooo:rsid="00259739" officeooo:paragraph-rsid="00259739"/>
    </style:style>
    <style:style style:name="P33" style:family="paragraph" style:parent-style-name="Standard">
      <style:paragraph-properties fo:margin-left="0cm" fo:margin-right="0cm" fo:text-indent="0cm" style:auto-text-indent="false"/>
      <style:text-properties officeooo:paragraph-rsid="00278a9b"/>
    </style:style>
    <style:style style:name="P34" style:family="paragraph" style:parent-style-name="Text_20_body">
      <style:paragraph-properties fo:margin-top="0.423cm" fo:margin-bottom="0.423cm" style:contextual-spacing="false" fo:line-height="138%" style:writing-mode="lr-tb"/>
      <style:text-properties officeooo:paragraph-rsid="00219454"/>
    </style:style>
    <style:style style:name="P35" style:family="paragraph" style:parent-style-name="Text_20_body">
      <style:text-properties fo:font-weight="normal" officeooo:paragraph-rsid="00258232" style:font-weight-asian="normal" style:font-weight-complex="normal"/>
    </style:style>
    <style:style style:name="P36" style:family="paragraph" style:parent-style-name="Standard">
      <style:paragraph-properties fo:margin-left="0cm" fo:margin-right="0cm" fo:line-height="100%" fo:text-indent="0cm" style:auto-text-indent="false"/>
      <style:text-properties officeooo:paragraph-rsid="00346899"/>
    </style:style>
    <style:style style:name="P37" style:family="paragraph" style:parent-style-name="Text_20_body">
      <loext:graphic-properties draw:fill-gradient-name="gradient" draw:fill-hatch-name="hatch"/>
      <style:paragraph-properties fo:margin-left="0cm" fo:margin-right="0cm" fo:margin-top="0cm" fo:margin-bottom="0.25cm" style:contextual-spacing="true" fo:line-height="100%" fo:text-indent="0cm" style:auto-text-indent="false"/>
      <style:text-properties style:font-name="Libertinus Serif1" officeooo:rsid="000cb7ed" officeooo:paragraph-rsid="002f9134"/>
    </style:style>
    <style:style style:name="P38" style:family="paragraph" style:parent-style-name="Text_20_body">
      <loext:graphic-properties draw:fill-gradient-name="gradient" draw:fill-hatch-name="hatch"/>
      <style:paragraph-properties fo:margin-left="0cm" fo:margin-right="0cm" fo:margin-top="0cm" fo:margin-bottom="0.25cm" style:contextual-spacing="true" fo:text-indent="0cm" style:auto-text-indent="false"/>
      <style:text-properties style:font-name="Libertinus Serif1"/>
    </style:style>
    <style:style style:name="P39" style:family="paragraph" style:parent-style-name="Heading_20_1">
      <style:text-properties style:font-name="Libertinus Sans"/>
    </style:style>
    <style:style style:name="P40" style:family="paragraph" style:parent-style-name="Heading_20_1">
      <style:text-properties style:font-name="Libertinus Sans" officeooo:rsid="001b2fa6" officeooo:paragraph-rsid="001b2fa6"/>
    </style:style>
    <style:style style:name="P41" style:family="paragraph" style:parent-style-name="Heading_20_1">
      <style:paragraph-properties fo:margin-left="0cm" fo:margin-right="0cm" fo:line-height="100%" fo:text-indent="0cm" style:auto-text-indent="false"/>
      <style:text-properties style:font-name="Libertinus Sans" officeooo:rsid="00346899" officeooo:paragraph-rsid="00346899"/>
    </style:style>
    <style:style style:name="P42" style:family="paragraph" style:parent-style-name="Heading_20_1">
      <style:paragraph-properties fo:margin-left="0cm" fo:margin-right="0cm" fo:text-indent="0cm" style:auto-text-indent="false"/>
      <style:text-properties officeooo:rsid="00219454" officeooo:paragraph-rsid="00219454"/>
    </style:style>
    <style:style style:name="P43" style:family="paragraph" style:parent-style-name="Heading_20_1">
      <style:paragraph-properties fo:margin-left="0cm" fo:margin-right="0cm" fo:text-indent="0cm" style:auto-text-indent="false"/>
      <style:text-properties fo:font-weight="bold" officeooo:paragraph-rsid="00490f35"/>
    </style:style>
    <style:style style:name="P44" style:family="paragraph" style:parent-style-name="Standard" style:list-style-name="L2">
      <style:text-properties officeooo:paragraph-rsid="00259739"/>
    </style:style>
    <style:style style:name="P45" style:family="paragraph" style:parent-style-name="Standard" style:list-style-name="L2">
      <style:text-properties style:font-name="Libertinus Sans" officeooo:rsid="0022b6c0" officeooo:paragraph-rsid="00259739"/>
    </style:style>
    <style:style style:name="P46" style:family="paragraph" style:parent-style-name="Standard" style:list-style-name="L5">
      <style:text-properties style:font-name="Libertinus Sans" officeooo:rsid="00219454" officeooo:paragraph-rsid="00219454"/>
    </style:style>
    <style:style style:name="P47" style:family="paragraph" style:parent-style-name="Standard">
      <style:paragraph-properties fo:margin-left="0cm" fo:margin-right="0cm" fo:line-height="100%" fo:text-indent="0cm" style:auto-text-indent="false"/>
      <style:text-properties style:font-name="Libertinus Sans" officeooo:rsid="00219454" officeooo:paragraph-rsid="00346899"/>
    </style:style>
    <style:style style:name="P48" style:family="paragraph" style:parent-style-name="Standard">
      <style:paragraph-properties fo:margin-left="0cm" fo:margin-right="0cm" fo:line-height="100%" fo:text-indent="0cm" style:auto-text-indent="false"/>
      <style:text-properties style:font-name="Libertinus Sans" officeooo:rsid="00346899" officeooo:paragraph-rsid="00346899"/>
    </style:style>
    <style:style style:name="P49" style:family="paragraph" style:parent-style-name="Standard" style:list-style-name="L1">
      <style:text-properties fo:font-weight="bold" officeooo:paragraph-rsid="00258232"/>
    </style:style>
    <style:style style:name="P50" style:family="paragraph" style:parent-style-name="Standard" style:list-style-name="L1">
      <style:paragraph-properties fo:margin-left="0cm" fo:margin-right="0cm" fo:text-indent="0cm" style:auto-text-indent="false"/>
      <style:text-properties fo:font-weight="bold" officeooo:paragraph-rsid="0049d570"/>
    </style:style>
    <style:style style:name="P51" style:family="paragraph" style:parent-style-name="Standard" style:list-style-name="L3">
      <style:text-properties officeooo:rsid="00259739" officeooo:paragraph-rsid="00259739"/>
    </style:style>
    <style:style style:name="P52" style:family="paragraph" style:parent-style-name="Standard" style:list-style-name="L4">
      <style:text-properties officeooo:paragraph-rsid="001b2fa6"/>
    </style:style>
    <style:style style:name="P53" style:family="paragraph" style:parent-style-name="Standard" style:list-style-name="L4">
      <style:text-properties officeooo:paragraph-rsid="00288a19"/>
    </style:style>
    <style:style style:name="P54" style:family="paragraph" style:parent-style-name="Standard" style:list-style-name="L5">
      <style:text-properties officeooo:paragraph-rsid="00219454"/>
    </style:style>
    <style:style style:name="P55" style:family="paragraph" style:parent-style-name="Standard">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paragraph-rsid="00490f35" style:letter-kerning="false" style:language-complex="ar" style:country-complex="SA"/>
    </style:style>
    <style:style style:name="P56" style:family="paragraph" style:parent-style-name="Standard">
      <style:paragraph-properties fo:margin-left="0cm" fo:margin-right="0cm" fo:margin-top="0cm" fo:margin-bottom="0.423cm" style:contextual-spacing="true" fo:orphans="2" fo:widows="2" fo:text-indent="0cm" style:auto-text-indent="false"/>
      <style:text-properties fo:language="en" fo:country="US" officeooo:paragraph-rsid="00490f35" style:letter-kerning="false" style:language-complex="ar" style:country-complex="SA"/>
    </style:style>
    <style:style style:name="P57" style:family="paragraph" style:parent-style-name="Standard">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rsid="00490f35" officeooo:paragraph-rsid="00490f35" style:letter-kerning="false" style:language-complex="ar" style:country-complex="SA"/>
    </style:style>
    <style:style style:name="P58" style:family="paragraph" style:parent-style-name="Standard">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rsid="004b225d" officeooo:paragraph-rsid="004b225d" style:letter-kerning="false" style:language-complex="ar" style:country-complex="SA"/>
    </style:style>
    <style:style style:name="P59" style:family="paragraph" style:parent-style-name="Standard">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rsid="004d9bcb" officeooo:paragraph-rsid="004d9bcb" style:letter-kerning="false" style:language-complex="ar" style:country-complex="SA"/>
    </style:style>
    <style:style style:name="P60" style:family="paragraph" style:parent-style-name="Standard">
      <style:paragraph-properties fo:margin-left="0cm" fo:margin-right="0cm" fo:margin-top="0cm" fo:margin-bottom="0.423cm" style:contextual-spacing="true" fo:text-align="center" style:justify-single-word="false" fo:orphans="2" fo:widows="2" fo:text-indent="0cm" style:auto-text-indent="false"/>
      <style:text-properties fo:language="en" fo:country="US" officeooo:rsid="00513fe9" officeooo:paragraph-rsid="00513fe9" style:letter-kerning="false" style:language-complex="ar" style:country-complex="SA"/>
    </style:style>
    <style:style style:name="P61" style:family="paragraph" style:parent-style-name="Standard">
      <style:paragraph-properties fo:margin-left="0cm" fo:margin-right="0cm" fo:text-indent="0cm" style:auto-text-indent="false"/>
      <style:text-properties officeooo:paragraph-rsid="0024cf27"/>
    </style:style>
    <style:style style:name="P62" style:family="paragraph" style:parent-style-name="Table_20_number">
      <style:text-properties officeooo:paragraph-rsid="00490f35"/>
    </style:style>
    <style:style style:name="P63" style:family="paragraph" style:parent-style-name="Text_20_body" style:list-style-name="L2">
      <style:text-properties officeooo:paragraph-rsid="0024cf27"/>
    </style:style>
    <style:style style:name="P64" style:family="paragraph" style:parent-style-name="Text_20_body" style:list-style-name="L1">
      <style:text-properties fo:font-weight="bold" officeooo:paragraph-rsid="00258232"/>
    </style:style>
    <style:style style:name="P65" style:family="paragraph" style:parent-style-name="Text_20_body" style:list-style-name="L1">
      <style:paragraph-properties fo:margin-left="0cm" fo:margin-right="0cm" fo:text-indent="0cm" style:auto-text-indent="false"/>
      <style:text-properties fo:font-weight="bold" officeooo:paragraph-rsid="004d9bcb"/>
    </style:style>
    <style:style style:name="P66" style:family="paragraph" style:parent-style-name="Text_20_body" style:list-style-name="L1">
      <style:paragraph-properties fo:margin-left="0cm" fo:margin-right="0cm" fo:text-indent="0cm" style:auto-text-indent="false"/>
      <style:text-properties fo:font-weight="bold" officeooo:paragraph-rsid="0050f76f"/>
    </style:style>
    <style:style style:name="P67" style:family="paragraph" style:parent-style-name="Text_20_body">
      <style:paragraph-properties fo:margin-left="0cm" fo:margin-right="0cm" fo:text-indent="0cm" style:auto-text-indent="false"/>
      <style:text-properties officeooo:paragraph-rsid="00490f35"/>
    </style:style>
    <style:style style:name="P68" style:family="paragraph" style:parent-style-name="Text_20_body">
      <style:text-properties officeooo:paragraph-rsid="004a275f"/>
    </style:style>
    <style:style style:name="P69" style:family="paragraph" style:parent-style-name="Text_20_body">
      <style:paragraph-properties fo:break-before="page"/>
      <style:text-properties officeooo:paragraph-rsid="004a275f"/>
    </style:style>
    <style:style style:name="P70" style:family="paragraph" style:parent-style-name="Text_20_body">
      <style:text-properties officeooo:paragraph-rsid="004b1615"/>
    </style:style>
    <style:style style:name="P71" style:family="paragraph" style:parent-style-name="reference" style:list-style-name="WWNum24">
      <style:paragraph-properties fo:margin-left="0.751cm" fo:margin-right="0cm" fo:text-indent="-0.751cm" style:auto-text-indent="false"/>
    </style:style>
    <style:style style:name="P72" style:family="paragraph" style:parent-style-name="reference" style:list-style-name="WWNum24">
      <style:paragraph-properties fo:margin-left="0.751cm" fo:margin-right="0cm" fo:text-indent="-0.751cm" style:auto-text-indent="false"/>
      <style:text-properties fo:language="sv" fo:country="SE"/>
    </style:style>
    <style:style style:name="P73" style:family="paragraph" style:parent-style-name="reference" style:list-style-name="">
      <style:paragraph-properties fo:margin-left="0.751cm" fo:margin-right="0cm" fo:text-indent="-0.751cm" style:auto-text-indent="false"/>
      <style:text-properties fo:language="sv" fo:country="SE" officeooo:rsid="001143da"/>
    </style:style>
    <style:style style:name="P74" style:family="paragraph">
      <loext:graphic-properties draw:fill="solid" draw:fill-color="#ffffff"/>
      <style:paragraph-properties fo:text-align="center"/>
    </style:style>
    <style:style style:name="T1" style:family="text">
      <style:text-properties style:font-name-complex="Cambria Math1"/>
    </style:style>
    <style:style style:name="T2" style:family="text">
      <style:text-properties officeooo:rsid="0017fb40" style:font-name-complex="Cambria Math1"/>
    </style:style>
    <style:style style:name="T3" style:family="text">
      <style:text-properties style:font-name="Libertinus Serif" fo:font-size="9pt" fo:font-style="italic" style:font-size-asian="9pt" style:font-style-asian="italic" style:font-size-complex="9pt" style:font-style-complex="italic"/>
    </style:style>
    <style:style style:name="T4" style:family="text">
      <style:text-properties style:font-name="Libertinus Serif" fo:font-size="9pt" fo:font-style="italic" officeooo:rsid="001736ca" style:font-size-asian="9pt" style:font-style-asian="italic" style:font-size-complex="9pt" style:font-style-complex="italic"/>
    </style:style>
    <style:style style:name="T5" style:family="text">
      <style:text-properties style:font-name="Libertinus Serif" fo:font-size="9pt" fo:font-style="italic" officeooo:rsid="00174f50" style:font-size-asian="9pt" style:font-style-asian="italic" style:font-size-complex="9pt" style:font-style-complex="italic"/>
    </style:style>
    <style:style style:name="T6" style:family="text">
      <style:text-properties style:font-name="Libertinus Serif" fo:font-size="9pt" fo:language="en" fo:country="US" fo:font-style="italic" style:font-size-asian="9pt" style:font-style-asian="italic" style:font-size-complex="9pt" style:font-style-complex="italic"/>
    </style:style>
    <style:style style:name="T7" style:family="text">
      <style:text-properties style:use-window-font-color="true" loext:opacity="0%"/>
    </style:style>
    <style:style style:name="T8" style:family="text">
      <style:text-properties style:text-position="super 58%"/>
    </style:style>
    <style:style style:name="T9" style:family="text">
      <style:text-properties officeooo:rsid="0008fe9c"/>
    </style:style>
    <style:style style:name="T10" style:family="text">
      <style:text-properties style:text-position="0% 100%"/>
    </style:style>
    <style:style style:name="T11" style:family="text">
      <style:text-properties fo:color="#ffffff" loext:opacity="100%" style:text-position="0% 100%"/>
    </style:style>
    <style:style style:name="T12" style:family="text">
      <style:text-properties fo:color="#7f7f7f" loext:opacity="100%" officeooo:rsid="00198a28"/>
    </style:style>
    <style:style style:name="T13" style:family="text">
      <style:text-properties officeooo:rsid="001143da"/>
    </style:style>
    <style:style style:name="T14" style:family="text">
      <style:text-properties officeooo:rsid="001228d7"/>
    </style:style>
    <style:style style:name="T15" style:family="text">
      <style:text-properties fo:font-weight="bold"/>
    </style:style>
    <style:style style:name="T16" style:family="text">
      <style:text-properties fo:font-weight="bold" officeooo:rsid="0024cf27"/>
    </style:style>
    <style:style style:name="T17" style:family="text">
      <style:text-properties officeooo:rsid="000cb7ed"/>
    </style:style>
    <style:style style:name="T18" style:family="text">
      <style:text-properties officeooo:rsid="000cd0e5"/>
    </style:style>
    <style:style style:name="T19"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Times New Roman2" fo:font-size="11pt" fo:font-style="normal" style:text-underline-style="none" fo:font-weight="normal"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Times New Roman2" fo:font-size="11pt" fo:font-style="normal" style:text-underline-style="none" fo:font-weight="normal" officeooo:rsid="00204f14"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Times New Roman2" fo:font-size="11pt" fo:language="uk" fo:country="UA" fo:font-style="normal" style:text-underline-style="none" fo:font-weight="normal" officeooo:rsid="00379c0b" style:text-blinking="false" fo:background-color="transparent" loext:char-shading-value="0"/>
    </style:style>
    <style:style style:name="T2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style-complex="normal"/>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8" style:family="text">
      <style:text-properties fo:font-variant="normal" fo:text-transform="none" fo:color="#c9211e" loext:opacity="100%" style:text-line-through-style="none" style:text-line-through-type="none" style:font-name="Times New Roman2" fo:font-size="11pt" fo:language="uk" fo:country="UA" fo:font-style="normal" style:text-underline-style="none" fo:font-weight="normal" officeooo:rsid="00379c0b" style:text-blinking="false" fo:background-color="transparent" loext:char-shading-value="0"/>
    </style:style>
    <style:style style:name="T29" style:family="text">
      <style:text-properties officeooo:rsid="00198a28"/>
    </style:style>
    <style:style style:name="T30" style:family="text">
      <style:text-properties fo:letter-spacing="-0.007cm"/>
    </style:style>
    <style:style style:name="T31" style:family="text">
      <style:text-properties fo:letter-spacing="-0.007cm" style:font-name-asian="MS Mincho"/>
    </style:style>
    <style:style style:name="T32" style:family="text">
      <style:text-properties fo:background-color="#ff0000" loext:char-shading-value="0"/>
    </style:style>
    <style:style style:name="T33" style:family="text">
      <style:text-properties style:font-name="Libertinus Sans"/>
    </style:style>
    <style:style style:name="T34" style:family="text">
      <style:text-properties style:font-name="Libertinus Sans" officeooo:rsid="001b2fa6"/>
    </style:style>
    <style:style style:name="T35" style:family="text">
      <style:text-properties style:font-name="Libertinus Sans" officeooo:rsid="00219454"/>
    </style:style>
    <style:style style:name="T36" style:family="text">
      <style:text-properties style:font-name="Libertinus Sans" fo:font-weight="bold" officeooo:rsid="001b2fa6"/>
    </style:style>
    <style:style style:name="T37" style:family="text">
      <style:text-properties style:font-name="Libertinus Sans" officeooo:rsid="0022b6c0"/>
    </style:style>
    <style:style style:name="T38" style:family="text">
      <style:text-properties style:font-name="Libertinus Sans" officeooo:rsid="0024cf27"/>
    </style:style>
    <style:style style:name="T39" style:family="text">
      <style:text-properties style:font-name="Libertinus Sans" fo:font-weight="normal" officeooo:rsid="0024cf27" style:font-weight-asian="normal" style:font-weight-complex="normal"/>
    </style:style>
    <style:style style:name="T40" style:family="text">
      <style:text-properties style:font-name="Libertinus Sans" fo:font-weight="normal" officeooo:rsid="001b2fa6" style:font-weight-asian="normal" style:font-weight-complex="normal"/>
    </style:style>
    <style:style style:name="T41" style:family="text">
      <style:text-properties style:font-name="Libertinus Sans" officeooo:rsid="00259739"/>
    </style:style>
    <style:style style:name="T42" style:family="text">
      <style:text-properties style:font-name="Libertinus Sans" officeooo:rsid="002874bd"/>
    </style:style>
    <style:style style:name="T43" style:family="text">
      <style:text-properties style:font-name="Libertinus Sans" officeooo:rsid="00288a19"/>
    </style:style>
    <style:style style:name="T44" style:family="text">
      <style:text-properties style:font-name="Libertinus Sans" officeooo:rsid="00346899"/>
    </style:style>
    <style:style style:name="T45" style:family="text">
      <style:text-properties officeooo:rsid="0023e685"/>
    </style:style>
    <style:style style:name="T46" style:family="text">
      <style:text-properties officeooo:rsid="0024cf27"/>
    </style:style>
    <style:style style:name="T47" style:family="text">
      <style:text-properties officeooo:rsid="00258232"/>
    </style:style>
    <style:style style:name="T48" style:family="text">
      <style:text-properties officeooo:rsid="00278a9b"/>
    </style:style>
    <style:style style:name="T49" style:family="text">
      <style:text-properties officeooo:rsid="002e5387"/>
    </style:style>
    <style:style style:name="T50" style:family="text">
      <style:text-properties fo:color="#c9211e" loext:opacity="100%" fo:language="uk" fo:country="UA" officeooo:rsid="00394a70"/>
    </style:style>
    <style:style style:name="T51" style:family="text">
      <style:text-properties officeooo:rsid="003ddedf"/>
    </style:style>
    <style:style style:name="T52" style:family="text">
      <style:text-properties fo:font-weight="normal" style:font-weight-asian="normal" style:font-weight-complex="normal"/>
    </style:style>
    <style:style style:name="T53" style:family="text">
      <style:text-properties officeooo:rsid="00490f35"/>
    </style:style>
    <style:style style:name="T54" style:family="text">
      <style:text-properties officeooo:rsid="004a275f"/>
    </style:style>
    <style:style style:name="T55" style:family="text">
      <style:text-properties fo:language="en" fo:country="US" fo:font-weight="normal" officeooo:rsid="004a275f" style:font-weight-asian="normal" style:font-weight-complex="normal"/>
    </style:style>
    <style:style style:name="T56" style:family="text">
      <style:text-properties officeooo:rsid="004b1615"/>
    </style:style>
    <style:style style:name="T57" style:family="text">
      <style:text-properties officeooo:rsid="004b225d"/>
    </style:style>
    <style:style style:name="T58" style:family="text">
      <style:text-properties officeooo:rsid="004c2464"/>
    </style:style>
    <style:style style:name="T59" style:family="text">
      <style:text-properties officeooo:rsid="005051a5"/>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cm" svg:stroke-color="#000000" draw:stroke-linejoin="round" svg:stroke-linecap="butt" draw:fill="solid" draw:fill-color="#ffffff" draw:textarea-horizontal-align="center" draw:textarea-vertical-align="middle" draw:color-mode="standard" draw:luminance="0%" draw:contrast="0%" draw:gamma="100%" draw:red="0%" draw:green="0%" draw:blue="0%" fo:clip="rect(0cm, 0cm, 0cm, 0cm)" draw:image-opacity="100%" style:mirror="none" fo:margin-left="0cm" fo:margin-right="0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Social enginering in Ukraine: threats and intelligent detection approaches</text:span><text:span text:style-name="T1"><text:note text:id="ftn1" text:note-class="footnote"><text:note-citation text:label="⋆">⋆</text:note-citation><text:note-body><text:p text:style-name="P11"><text:span text:style-name="T4">AISSLE-</text:span><text:span text:style-name="T3">2025: </text:span><text:span text:style-name="T6">The International Workshop on Applied Intelligent Security Systems in Law Enforcement</text:span><text:span text:style-name="T3">, </text:span><text:span text:style-name="T4">October</text:span><text:span text:style-name="T3">, </text:span><text:span text:style-name="T4">23 </text:span><text:span text:style-name="T5">­– November, 02</text:span><text:span text:style-name="T3">, 2025, Vinnytsia, Ukraine</text:span></text:p></text:note-body></text:note></text:span></text:p>
      <text:p text:style-name="P21"><text:span text:style-name="T29">Kirill</text:span> <text:span text:style-name="Author_20_Last_20_Name_20_Char"><text:span text:style-name="T29">Smelyakov</text:span></text:span><text:span text:style-name="T7">,</text:span> <text:span text:style-name="T29">Dmytro</text:span> <text:span text:style-name="Author_20_Last_20_Name_20_Char"><text:span text:style-name="T29">Darahan</text:span></text:span><text:span text:style-name="Author_20_Last_20_Name_20_Char">, </text:span><text:span text:style-name="T29">Oleh</text:span> <text:span text:style-name="Author_20_Last_20_Name_20_Char"><text:span text:style-name="T29">Torubara and </text:span></text:span><text:span text:style-name="Author_20_Last_20_Name_20_Char"><text:span text:style-name="T12">Oleh</text:span></text:span><text:span text:style-name="Author_20_Last_20_Name_20_Char"><text:span text:style-name="T29"> Shyshymenko</text:span></text:span></text:p>
      <text:p text:style-name="P23"><text:span text:style-name="T8">1</text:span> <text:span text:style-name="T31">Kharkiv National University of Radio Electronics</text:span>, <text:span text:style-name="T30">14 Nauky Ave., Kharkiv, 61166</text:span>, <text:span text:style-name="T30">Ukraine</text:span> </text:p>
      <text:p text:style-name="University"><text:span text:style-name="T8">2</text:span> National University "Odesa Law Academy", <text:span text:style-name="T32">Drienerlolaan 5, 7522 NB, Enschede, The Netherlands</text:span> </text:p>
      <text:p text:style-name="Abstract_20_Title">Abstract</text:p>
      <text:p text:style-name="Abstract_20_Text">A clear and well-documented <text:span text:style-name="T9">LibreOffice</text:span> document is presented as an article formatted for publication by CEUR-WS in a conference proceedings. This article presents and explains many of the common variations, as well as many of the formatting elements an author may use in the preparation of the documentation of their work.</text:p>
      <text:p text:style-name="Keywords_20_title">Keywords </text:p>
      <text:p text:style-name="Keywords_20_words">paper template, paper formatting, CEUR-WS<text:span text:style-name="Footnote_20_Symbol"><text:span text:style-name="T10"> </text:span></text:span><text:span text:style-name="T11"><text:note text:id="ftn2" text:note-class="footnote"><text:note-citation>1</text:note-citation><text:note-body><text:p text:style-name="Footnote"><text:span text:style-name="T8">∗ </text:span>Corresponding author.</text:p><text:p text:style-name="Footnote"><text:span text:style-name="T8">† </text:span>These authors contributed equally.</text:p><text:p text:style-name="P22"><draw:frame text:anchor-type="as-char" draw:z-index="0" draw:name="Form1" draw:style-name="gr1" draw:text-style-name="P74" svg:width="0.309cm" svg:height="0.309cm"><draw:image xlink:href="Pictures/10000001000000FC000000F8F482C20D3D6A34B0.png" xlink:type="simple" xlink:show="embed" xlink:actuate="onLoad" draw:mime-type="image/png"><text:p/></draw:image></draw:frame><text:s/><text:span text:style-name="Internet_20_link"><text:span text:style-name="T31">kyrylo.smelyakov@nure.ua </text:span></text:span>(<text:span text:style-name="T31">K. Smelyakov</text:span><text:span text:style-name="Internet_20_link">); </text:span><text:span text:style-name="Internet_20_link"><text:span text:style-name="T31">dmytro.darahan@nure.ua</text:span></text:span> (<text:span text:style-name="T31">D. Darahan</text:span>); <text:s/><text:a xlink:type="simple" xlink:href="mailto:manfred.jeusfeld@acm.org" text:style-name="Internet_20_link" text:visited-style-name="Visited_20_Internet_20_Link"><text:span text:style-name="Internet_20_link">manfred.jeusfeld@acm.org</text:span></text:a> (M. Jeusfeld) </text:p><text:p text:style-name="P22"><draw:frame draw:style-name="fr2" draw:name="Bild1" text:anchor-type="as-char" svg:width="0.335cm" svg:height="0.335cm" draw:z-index="1"><draw:image xlink:href="Pictures/1000000100000800000008006F457968FD9CACC8.png" xlink:type="simple" xlink:show="embed" xlink:actuate="onLoad" draw:mime-type="image/png"/><svg:desc>A white letter on a black background

Description automatically generated with low confidence</svg:desc></draw:frame><text:s/><text:span text:style-name="Internet_20_link">0000-0001-9938-5489 </text:span><text:s/>(<text:span text:style-name="T31">K. Smelyakov</text:span>); <text:span text:style-name="Internet_20_link">0000-0003-4918-4579</text:span> (D. Darahan); <text:a xlink:type="simple" xlink:href="https://orcid.org/0000-0000-0000-0000" text:style-name="Internet_20_link" text:visited-style-name="Visited_20_Internet_20_Link"><text:span text:style-name="Internet_20_link"><text:span text:style-name="T13">0000-0000-0000-0000</text:span></text:span></text:a> (M. Jeusfeld)</text:p><text:p text:style-name="P12"><draw:frame draw:style-name="fr1" draw:name="Rahmen1" text:anchor-type="as-char" svg:width="14.944cm" draw:z-index="2"><draw:text-box fo:min-height="0.041cm"><table:table table:name="Tabelle2" table:style-name="Tabelle2"><table:table-column table:style-name="Tabelle2.A"/><table:table-column table:style-name="Tabelle2.B"/><table:table-row table:style-name="Tabelle2.1"><table:table-cell table:style-name="Tabelle2.A1" office:value-type="string"><text:p text:style-name="P13"><draw:frame draw:style-name="fr2" draw:name="Bild2" text:anchor-type="as-char" svg:width="1.295cm" svg:height="0.457cm" draw:z-index="3"><draw:image xlink:href="Pictures/1000FDD800000C020000042B2F60B1FC904B697A.emf" xlink:type="simple" xlink:show="embed" xlink:actuate="onLoad" draw:mime-type="image/x-emf"/><draw:image xlink:href="Pictures/100000010000007400000028AB89C2458461A083.png" xlink:type="simple" xlink:show="embed" xlink:actuate="onLoad" draw:mime-type="image/png"/></draw:frame></text:p></table:table-cell><table:table-cell table:style-name="Tabelle2.B1" office:value-type="string"><text:p text:style-name="P14">© 202<text:span text:style-name="T14">5 </text:span>Copyright for this paper by its authors. Use permitted under Creative Commons License Attribution 4.0 International (CC BY 4.0). </text:p></table:table-cell></table:table-row></table:table></draw:text-box></draw:frame></text:p><text:p text:style-name="Footnote"/></text:note-body></text:note></text:span></text:p>
      <text:h text:style-name="P39" text:outline-level="1">Introduction</text:h>
      <text:p text:style-name="P27"><text:bookmark text:name="docs-internal-guid-553c4cd3-7fff-0cea-7a15-899cb119ff1c"/><text:span text:style-name="T20">Social engineering (SE) is one of the most persistent and critical challenges facing modern cybersecurity</text:span>. Attacks utilizing Social Engineering (SE) tactics are regarded as superior threats compared to many forms of traditional hacking because they target the most vulnerable component of any secure system: the user<text:span text:style-name="T45">[1]</text:span>. These threats exploit innate human weaknesses, such as trust, urgency, and established habits, rather than solely technological vulnerabilities<text:span text:style-name="T45">[2].</text:span> Given that perpetrators often find it easier to exploit an individual's natural inclination to trust, and since many SE tactics can be easily automated, the scale and complexity of text-based threats necessitate adaptive, pattern-recognition capabilities provided by artificial intelligence<text:span text:style-name="T45">[3]</text:span>.</text:p>
      <text:p text:style-name="P28"><text:bookmark text:name="docs-internal-guid-ef939424-7fff-57c7-429e-6676c2943d5c"/><text:span text:style-name="T20">У контексті російсько-української війни соціальна інженерія перетворилася з інструменту кримінального шахрайства на складник </text:span><text:span text:style-name="T22">гібридної війни</text:span><text:span text:style-name="T20">, що реалізується через цілеспрямовані інформаційно-психологічні операції (ІПСО) та вербування цивільного населення для диверсійної діяльності. </text:span><text:span text:style-name="T23">(</text:span><text:span text:style-name="T28">Які компанії?)</text:span><text:span text:style-name="T20">Ці кампанії мають на меті дестабілізувати українське суспільство зсередини, підірвати довіру до державних інституцій та послабити обороноздатність країни. Сучасні ІПСО — це не випадкові фейки, а складні, </text:span><text:span text:style-name="T21">мультивекторні</text:span><text:span text:style-name="T20"> кампанії. Наприклад, російські спецслужби активізують інформаційно-психологічні операції, маніпулюючи родичами українських військовополонених, шляхом масових дзвінків і повідомлень, вимагаючи від них у обмін на нібито звільнення рідних писати звинувачення проти української влади. Подібні дії спрямовані на створення хибного образу України в міжнародній спільноті та дестабілізацію суспільства. </text:span><text:span text:style-name="T22">Ключові наративи</text:span><text:span text:style-name="T20">, що використовуються противником, цілять у найвразливіші точки. </text:span><text:span text:style-name="T22">Для цивільного населення</text:span><text:span text:style-name="T27"> </text:span><text:span text:style-name="T20">це теми неминучого масованого наступу, катастрофічних втрат ЗСУ або відступу з ключових позицій, що має викликати паніку та відчуття безнадії.</text:span></text:p>
      <text:p text:style-name="P34"><text:soft-page-break/><text:span text:style-name="T20">Окремою тяжкою злочинною течією стало </text:span><text:span text:style-name="T22">вербування російськими спецслужбами українських громадян</text:span><text:span text:style-name="T27"> </text:span><text:span text:style-name="T20">для вчинення диверсій. Вербувальники, використовуючи психологічний тиск, маніпуляції та обіцянки швидкого заробітку, залучають громадян через соціальні мережі та месенджери до протиправних дій — від поширення провокаційних матеріалів до серйозних злочинів, таких як підпали військових об'єктів чи пошкодження інфраструктури. Підлітки у віці 13-17 років, </text:span><text:span text:style-name="T21">безробітні, наркозалежні</text:span><text:span text:style-name="T20"> є легкою мішенню через бажання фінансової незалежності, наївність та нездатність повною мірою усвідомити наслідки своїх дій. Вербувальники, будучи досвідченими маніпуляторами, часто поступово залучають несвідомого громадянина: спочатку до невинних на перший погляд дій, а згодом — до серйозних злочинів, які кваліфікуються як диверсія (ст. 113 КК України) або терористичний акт (ст. 258 КК України) і можуть призвести до довічного ув'язнення.</text:span></text:p>
      <text:p text:style-name="P19">Поєднання лібералізованої цифрової реклами легалізованих азартних ігор та високомасштабованого, технологічно просунутого просування незаконних синтетичних наркотиків створило гострі, взаємопов'язані соціальні та безпекові ризики в Україні під час повномасштабного російського вторгнення. Хоча регульований сектор азартних ігор генерував значні податкові надходження — 7,38 мільярда гривень податків та зборів у січні-травні 2024 року — його швидке та неконтрольоване розширення було принципово нестійким. Це насичення ринку створило глибоку кризу військової лудоманії, безпосередньо загрожуючи моральному духу військ, створюючи ризики фінансового примусу та створюючи вектори для підривної діяльності російської розвідки. Одночасно ринок незаконних наркотиків, на якому домінують великі організовані злочинні групи (ОЗГ), пов'язані з Росією, успішно перейшов на модель, засновану на даркнеті. Ці ОЗГ, такі як Хімпром, використовують зашифровані месенджери, такі як Telegram, для агресивної реклами та логістики. Ця інфраструктура має подвійне призначення: вона сприяє торгівлі синтетичними наркотиками та, що критично важливо, діє як основний канал вербування для російської розвідки, яка прагне завербувати українську молодь для актів саботажу та дестабілізації. Стратегічний висновок полягає в тому, що порок, коли він агресивно рекламується та погано регулюється в умовах високої напруженості воєнного часу, виходить за межі простого питання внутрішньої політики та стає критичною вразливістю національної безпеки. Нещодавня сувора законодавча реформа<text:span text:style-name="T50">(треба посилання)</text:span>, включаючи повну заборону реклами та створення Державної системи онлайн-моніторингу (SOMS), є необхідним кроком для зменшення цих ризиків. Застосування законодавства має пріоритезувати системне управління ризиками над максимізацією доходів, що вимагає глибокої інституційної координації між фінансовим, безпековим та охоронним секторами.</text:p>
      <text:p text:style-name="P29">Сфера кібербезпеки зазнала значної трансформації, виходячи за межі суто технічних мережевих вторгнень до складних атак, що спираються на маніпулювання контентом та психологічну експлуатацію. Ця еволюція встановлює критичну необхідність передових методів машинного навчання (ML) та обробки природної мови (NLP) для сучасного моніторингу загроз. Оскільки зловмисники все частіше орієнтуються на людський фактор та використовують великі обсяги текстових даних на соціальних платформах, системи ML забезпечують необхідну ефективність, масштабованість та точність для захисту.</text:p>
      <text:h text:style-name="P40" text:outline-level="1"><text:soft-page-break/>Legal impact</text:h>
      <text:h text:style-name="P40" text:outline-level="1">Threats overview</text:h>
      <text:list text:style-name="L2">
        <text:list-item>
          <text:p text:style-name="P63"><text:a xlink:type="simple" xlink:href="https://www.researchgate.net/publication/362233726_Crime_Detection_and_Analysis_from_Social_Media_Messages_Using_Machine_Learning_and_Natural_Language_Processing_Technique" text:style-name="Internet_20_link" text:visited-style-name="Visited_20_Internet_20_Link"><text:span text:style-name="T37">https://www.researchgate.net/publication/362233726_Crime_Detection_and_Analysis_from_Social_Media_Messages_Using_Machine_Learning_and_Natural_Language_Processing_Technique</text:span></text:a></text:p>
        </text:list-item>
        <text:list-item>
          <text:p text:style-name="P63"><text:a xlink:type="simple" xlink:href="https://www.mdpi.com/2076-3417/14/22/10086" text:style-name="Internet_20_link" text:visited-style-name="Visited_20_Internet_20_Link"><text:span text:style-name="T37">https://www.mdpi.com/2076-3417/14/22/10086</text:span></text:a></text:p>
        </text:list-item>
        <text:list-item>
          <text:p text:style-name="P63"><text:a xlink:type="simple" xlink:href="https://web.stanford.edu/class/archive/cs/cs224n/cs224n.1234/final-reports/final-report-169358304.pdf" text:style-name="Internet_20_link" text:visited-style-name="Visited_20_Internet_20_Link"><text:span text:style-name="T37">https://web.stanford.edu/class/archive/cs/cs224n/cs224n.1234/final-reports/final-report-169358304.pdf</text:span></text:a></text:p>
        </text:list-item>
        <text:list-item>
          <text:p text:style-name="P63"><text:a xlink:type="simple" xlink:href="https://www.researchgate.net/publication/391120399_Towards_a_comprehensive_taxonomy_of_online_abusive_language_informed_by_machine_leaning" text:style-name="Internet_20_link" text:visited-style-name="Visited_20_Internet_20_Link"><text:span text:style-name="T37">https://www.researchgate.net/publication/391120399_Towards_a_comprehensive_taxonomy_of_online_abusive_language_informed_by_machine_leaning</text:span></text:a></text:p>
        </text:list-item>
        <text:list-item>
          <text:p text:style-name="P44"><text:a xlink:type="simple" xlink:href="https://research.brighton.ac.uk/files/6827371/ICCBR_2019_paper_68.pdf" text:style-name="Internet_20_link" text:visited-style-name="Visited_20_Internet_20_Link">https://research.brighton.ac.uk/files/6827371/ICCBR_2019_paper_68.pdf</text:a></text:p>
        </text:list-item>
        <text:list-item>
          <text:p text:style-name="P45">https://repository.londonmet.ac.uk/9422/1/A_Comprehensive_Taxonomy_of_Social_Engineering_Attacks_and_Defense_Mechanisms_Toward_Effective_Mitigation_Strategies.pdf</text:p>
        </text:list-item>
      </text:list>
      <text:p text:style-name="P5">The complexity of the threat directly dictates the required classification paradigm and, subsequently, the selection of the appropriate ML model.</text:p>
      <text:p text:style-name="P30"><text:span text:style-name="T34">Detection models must recognize these underlying principles, which are often integrated into the </text:span><text:span text:style-name="T36">SE Life Cycle</text:span><text:span text:style-name="T34">: </text:span><text:span text:style-name="T36">Investigation</text:span><text:span text:style-name="T34"> (reconnaissance for exploitable patterns), </text:span><text:span text:style-name="T36">Hook</text:span><text:span text:style-name="T34"> (establishing a relationship of trust), </text:span><text:span text:style-name="T36">Play</text:span><text:span text:style-name="T34"> (manipulation to gain information), and </text:span><text:span text:style-name="T36">Exit</text:span><text:span text:style-name="T34"> (ending communication after extraction)</text:span><text:span text:style-name="T41">[1]</text:span><text:span text:style-name="T34">.</text:span></text:p>
      <text:p text:style-name="Text_20_body">For simpler tasks, <text:span text:style-name="T46">b</text:span><text:span text:style-name="T15">inary </text:span><text:span text:style-name="T16">d</text:span><text:span text:style-name="T15">etection</text:span> <text:span text:style-name="T46">may </text:span>suffice, classifying content as either "threat" or "legitimate." This approach is common in initial filtering layers, such as generalized crime detection in short texts or rapid analysis of phishing URLs<text:span text:style-name="T46">[1]</text:span>. This paradigm often performs well with fast, traditional ML algorithms like SVM, Na<text:span text:style-name="T51">i</text:span>ve Bayesian, and K-Nearest Neighbor (KNN), which were studied successfully within this binary classification context<text:span text:style-name="T46">[2]</text:span>.</text:p>
      <text:p text:style-name="P31"><text:span text:style-name="T34">However, achieving granular threat intelligence requires </text:span><text:span text:style-name="T39">m</text:span><text:span text:style-name="T40">ulti-</text:span><text:span text:style-name="T39">c</text:span><text:span text:style-name="T40">lass </text:span><text:span text:style-name="T39">a</text:span><text:span text:style-name="T40">nalysis, </text:span><text:span text:style-name="T39">that</text:span><text:span text:style-name="T34"> involves classifying malicious content into specific threat types, such as distinguishing between Attack-related crime, Drug-related crime, Hate speech, or Offensive messages</text:span><text:span text:style-name="T38">[1]</text:span><text:span text:style-name="T34">. This nuanced differentiation necessitates systems capable of deep semantic analysis, which typically relies on complex features derived from NLP and Deep Learning <text:s/>architectures</text:span><text:span text:style-name="T38">[3]</text:span><text:span text:style-name="T34">. The sophistication of the threat, particularly those relying on linguistic persuasion or subtle shifts in meaning, forces the architectural shift toward advanced DL models. Basic feature representations, such as Term Document Inverse Document Frequency (TF-IDF), cannot capture the </text:span><text:span text:style-name="T38">the use of more </text:span><text:span text:style-name="T34">subtle psychological principles (e.g., Authority, Scarcity, or Liking) upon which SE attacks are founded</text:span><text:span text:style-name="T38">[4]</text:span><text:span text:style-name="T34">.</text:span></text:p>
      <text:p text:style-name="P7"/>
      <text:p text:style-name="P61">Effective threat detection requires a clear, defined taxonomy that maps observable characteristics (features) to established threat classes.</text:p>
      <text:p text:style-name="P61"/>
      <text:p text:style-name="P68">Research into crime detection on social media platforms typically defines classification based on the nature of the harmful content. <text:span text:style-name="T54">S</text:span><text:span text:style-name="T55">tatistics[]</text:span></text:p>
      <text:p text:style-name="P69"><text:span text:style-name="T55">[</text:span><text:a xlink:type="simple" xlink:href="https://www.verizon.com/business/resources/reports/dbir./" text:style-name="Internet_20_link" text:visited-style-name="Visited_20_Internet_20_Link"><text:span text:style-name="T55">https://www.verizon.com/business/resources/reports/dbir./</text:span></text:a></text:p>
      <text:p text:style-name="P68"><text:a xlink:type="simple" xlink:href="https://www.verizon.com/business/resources/reports/2024-dbir-data-breach-investigations-report.pdf" text:style-name="Internet_20_link" text:visited-style-name="Visited_20_Internet_20_Link"><text:span text:style-name="T55">https://www.verizon.com/business/resources/reports/2024-dbir-data-breach-investigations-report.pdf</text:span></text:a></text:p>
      <text:p text:style-name="P70"><text:span text:style-name="T55"><text:s/>confirms that ignoring the human element is an unacceptable risk. According to Verizon’s 2024 Data Breach Investigation Report (DBIR), 68% of all data breaches involved an unintentional human element. This definition includes cases where an individual was the victim of a social engineering attack or where an incident occurred as a result of an internal error.] </text:span>Key categories for classification include: <text:span text:style-name="T15">Attack-related crime messages, Drug-related crime messages, Hate speech,</text:span> and <text:span text:style-name="T15">Offensive messages</text:span><text:span text:style-name="T16">[1]</text:span>. Social Engineering attacks are characterized by their technique and the psychological principles they exploit, <text:span text:style-name="T47">which includes[1]</text:span>: <text:span text:style-name="T15">Phishing and Spear Phishing, Pretexting, Baiting, Scareware. </text:span></text:p>
      <text:p text:style-name="P62"><text:bookmark-start text:name="_Ref37069322"/>Table <text:sequence text:ref-name="refTable0" text:name="Table" text:formula="ooow:Table+1" style:num-format="1">1</text:sequence><text:bookmark-end text:name="_Ref37069322"/></text:p>
      <text:p text:style-name="P67">Social Engineering <text:span text:style-name="T53">vectors of </text:span>attack</text:p>
      <table:table table:name="Tabelle3" table:style-name="Tabelle3">
        <table:table-column table:style-name="Tabelle3.A"/>
        <table:table-column table:style-name="Tabelle3.B"/>
        <table:table-column table:style-name="Tabelle3.C"/>
        <table:table-column table:style-name="Tabelle3.D"/>
        <table:table-row table:style-name="Tabelle3.1">
          <table:table-cell table:style-name="Tabelle3.A1" office:value-type="string">
            <text:p text:style-name="P57">Name</text:p>
          </table:table-cell>
          <table:table-cell table:style-name="Tabelle3.A1" office:value-type="string">
            <text:p text:style-name="P55">Frequency / <text:span text:style-name="T56">Incident rate according to DBIR</text:span></text:p>
          </table:table-cell>
          <table:table-cell table:style-name="Tabelle3.A1" office:value-type="string">
            <text:p text:style-name="P55"/>
            <text:p text:style-name="P55">Level of Impact (Data <text:span text:style-name="T59">Breaches</text:span>)</text:p>
          </table:table-cell>
          <table:table-cell table:style-name="Tabelle3.A1" office:value-type="string">
            <text:p text:style-name="P56"/>
            <text:p text:style-name="P56"><text:span text:style-name="T58">Key Statistic outcomes</text:span></text:p>
          </table:table-cell>
        </table:table-row>
        <table:table-row table:style-name="Tabelle3.1">
          <table:table-cell table:style-name="Tabelle3.A2" office:value-type="string">
            <text:list xml:id="list1518154465" text:style-name="L1">
              <text:list-header>
                <text:p text:style-name="P66">Pretexting</text:p>
              </text:list-header>
            </text:list>
          </table:table-cell>
          <table:table-cell table:style-name="Tabelle3.A2" office:value-type="string">
            <text:p text:style-name="P55">&gt;<text:span text:style-name="T57">40%</text:span></text:p>
          </table:table-cell>
          <table:table-cell table:style-name="Tabelle3.A2" office:value-type="string">
            <text:p text:style-name="P55">High (24-25% of financial attacks)</text:p>
          </table:table-cell>
          <table:table-cell table:style-name="Tabelle3.A2" office:value-type="string">
            <text:p text:style-name="P56">The dominant methodology for corporate fraud</text:p>
          </table:table-cell>
        </table:table-row>
        <table:table-row table:style-name="Tabelle3.1">
          <table:table-cell table:style-name="Tabelle3.A3" office:value-type="string">
            <text:list xml:id="list235046215625847" text:continue-numbering="true" text:style-name="L1">
              <text:list-header>
                <text:p text:style-name="P66">Phishing</text:p>
              </text:list-header>
            </text:list>
          </table:table-cell>
          <table:table-cell table:style-name="Tabelle3.A3" office:value-type="string">
            <text:p text:style-name="P58">31%</text:p>
          </table:table-cell>
          <table:table-cell table:style-name="Tabelle3.A3" office:value-type="string">
            <text:p text:style-name="P58">Medium (57% of attacks by external actors)</text:p>
          </table:table-cell>
          <table:table-cell table:style-name="Tabelle3.A3" office:value-type="string">
            <text:p text:style-name="P56">The most common vector that is rapidly evolving thanks to AI</text:p>
          </table:table-cell>
        </table:table-row>
        <table:table-row table:style-name="Tabelle3.1">
          <table:table-cell table:style-name="Tabelle3.A4" office:value-type="string">
            <text:list xml:id="list235044912807120" text:continue-numbering="true" text:style-name="L1">
              <text:list-header>
                <text:p text:style-name="P65">Spear Phishing</text:p>
              </text:list-header>
            </text:list>
          </table:table-cell>
          <table:table-cell table:style-name="Tabelle3.A4" office:value-type="string">
            <text:p text:style-name="P59">subset of <text:span text:style-name="T52">Phishing</text:span></text:p>
          </table:table-cell>
          <table:table-cell table:style-name="Tabelle3.A4" office:value-type="string">
            <text:p text:style-name="P60">N/A</text:p>
          </table:table-cell>
          <table:table-cell table:style-name="Tabelle3.A4" office:value-type="string">
            <text:p text:style-name="P56">Low frequency, extremely high impact</text:p>
          </table:table-cell>
        </table:table-row>
      </table:table>
      <text:h text:style-name="P43" text:outline-level="1" text:is-list-header="true"/>
      <text:p text:style-name="P35">Phishing and Spear Phishing <text:span text:style-name="T47">are</text:span> typically deployed through email or text campaigns designed to generate a sense of urgency, curiosity, or fear. Victims are tricked into revealing sensitive information. Spear phishing is a highly targeted variant that customizes the deception for a specific victim<text:span text:style-name="T47">[1]</text:span>. </text:p>
      <text:p text:style-name="P35"><text:span text:style-name="T15">Pretexting</text:span> involves an attacker obtaining information by creating a sophisticated, fictitious background story or pretext. It frequently involves impersonation, such as posing as a C-level executive in Business Email Compromise (BEC) scams<text:span text:style-name="T47">[1]</text:span>. </text:p>
      <text:p text:style-name="P24"><text:span text:style-name="T15">Baiting</text:span> <text:span text:style-name="T47">a</text:span>ttacks leverage a false promise <text:span text:style-name="T47">in intent </text:span>to exploit a victim's curiosity or greed, often involving tempting links or downloads that deliver malware<text:span text:style-name="T47">[1]</text:span></text:p>
      <text:p text:style-name="P24"><text:span text:style-name="T15">Scareware </text:span>is <text:span text:style-name="T47">a</text:span> <text:span text:style-name="T47">disturbing</text:span> <text:span text:style-name="T47">a victim</text:span> with false alarms and fictitious threats designed to induce panic and force an immediate action, typically involving the purchase of unnecessary security software<text:span text:style-name="T47">[1]</text:span>. </text:p>
      <text:p text:style-name="P24">These attack vectors exploit fundamental human factors, including <text:span text:style-name="T15">Fear/Urgency</text:span> (prompting action without critical thought), <text:span text:style-name="T15">Greed-based appeals</text:span> (exploiting the desire for personal gain), and <text:span text:style-name="T15">Trust</text:span> (abusing the human tendency to trust perceived authorities or affiliates). </text:p>
      <text:p text:style-name="P32">Thus, social engineering could be d<text:span text:style-name="T48">iveded in several</text:span> <text:span text:style-name="T48">classes</text:span>:</text:p>
      <text:list text:style-name="L3">
        <text:list-item>
          <text:p text:style-name="P51">Social Engineering (General)</text:p>
        </text:list-item>
        <text:list-item>
          <text:p text:style-name="P51">Social Media Crime (Hate Speech)</text:p>
        </text:list-item>
        <text:list-item>
          <text:p text:style-name="P51"><text:soft-page-break/>Web Content/URL Phishing</text:p>
        </text:list-item>
        <text:list-item>
          <text:p text:style-name="P51">Ransomware Messages</text:p>
        </text:list-item>
      </text:list>
      <text:p text:style-name="P32"/>
      <text:p text:style-name="P25">Effective threat detection <text:span text:style-name="T48">and classification by the previous taxonomy </text:span>relies fundamentally on transforming raw data into meaningful numerical representations. This process is categorized into three levels, corresponding to increasing semantic and structural complexity.</text:p>
      <text:p text:style-name="P25">Level 1 Features</text:p>
      <text:p text:style-name="P25"/>
      <text:p text:style-name="P25">Level 1 features constitute the foundational steps necessary for converting unstructured text data into manageable vectors suitable for classical ML classifiers. This process begins with <text:s/>Data Cleaning and Formatting, involving the removal of duplicates, correction of errors, and data normalization. Subsequent steps include <text:s/>Text Tokenization (breaking text into units), Stemming and Lemmatization (reducing words to their base forms to improve lexical matching). <text:s/></text:p>
      <text:p text:style-name="P25">The resulting corpus is typically represented using the TF-IDF vectorization technique. TF-IDF assigns weight to terms based on their frequency within a document relative to their frequency across the entire dataset. This representation remains highly effective for basic binary classification tasks, such such as distinguishing crime from non-crime messages. <text:s/></text:p>
      <text:p text:style-name="P25"/>
      <text:p text:style-name="P33">Level 2 Features Linguistic and Semantic </text:p>
      <text:p text:style-name="P25"/>
      <text:p text:style-name="P25">To handle the complexity of SE and nuanced multi-class abuse detection, models must capture the semantic content and intent of the language. This requires Level 2 features, which move beyond simple word counts.</text:p>
      <text:p text:style-name="P25">Word Embeddings, such as GloVe or BERT embeddings, are critical, as they transform words into dense, lower-dimensional vectors that capture latent semantic relationships. This enables models to understand context far better than sparse TF-IDF vectors. The sophistication of SE means that detecting the intent requires <text:s/>Syntactic and Lexical Analysis focused on persuasion principles, identifying strong verbs, emotional appeals, or subtle markers of authority. Furthermore, specific research efforts focus on "Ask" and Framing Detection, aiming to precisely identify requests for information or action (the "ask") and determine the psychological frame (e.g., urgency, trust, or greed) used to manipulate the target. <text:s/></text:p>
      <text:p text:style-name="P25"/>
      <text:p text:style-name="P33">Level 3 Features <text:s/>Structural and Behavioral</text:p>
      <text:p text:style-name="P25"/>
      <text:p text:style-name="P25">Level 3 features address the non-textual and relational metadata that are crucial for detecting sophisticated structural attacks and contextualizing linguistic threats.</text:p>
      <text:p text:style-name="P25">URL Characteristics derived directly from the string, such as path length, domain entropy (a measure of randomization), and verification against known blacklists, are essential for phishing and malware link detection. This type of structural data is ideally processed by sequential models like 1D CNNs. Additionally, Contextual and Metadata Features derived from the attack environment are vital, including communication frequency, timing, channel, verification of sender identity (to check for impersonation), and determining the phase within the SE life cycle. Finally, for network-level threat detection, <text:s text:c="2"/>API and Network Traffic Metrics are processed, involving collection of byte counts, port numbers, and network session statistics, which must be rigorously cleaned, normalized, and scaled before being used as feature inputs for anomaly detection models. <text:s/></text:p>
      <text:h text:style-name="P40" text:outline-level="1">Detection approaches</text:h>
      <text:list text:style-name="L4">
        <text:list-item>
          <text:p text:style-name="P52"><text:a xlink:type="simple" xlink:href="https://research.brighton.ac.uk/files/6827371/ICCBR_2019_paper_68.pdf" text:style-name="Internet_20_link" text:visited-style-name="Visited_20_Internet_20_Link"><text:span text:style-name="T34">https://research.brighton.ac.uk/files/6827371/ICCBR_2019_paper_68.pdf</text:span></text:a></text:p>
        </text:list-item>
        <text:list-item>
          <text:p text:style-name="P52"><text:a xlink:type="simple" xlink:href="https://pmc.ncbi.nlm.nih.gov/articles/PMC11724893/" text:style-name="Internet_20_link" text:visited-style-name="Visited_20_Internet_20_Link"><text:span text:style-name="T34">https://pmc.ncbi.nlm.nih.gov/articles/PMC11724893/</text:span></text:a></text:p>
        </text:list-item>
        <text:list-item>
          <text:p text:style-name="P52"><text:a xlink:type="simple" xlink:href="https://www.researchgate.net/publication/362233726_Crime_Detection_and_Analysis_from_Social_Media_Messages_Using_Machine_Learning_and_Natural_Language_Processing_Technique" text:style-name="Internet_20_link" text:visited-style-name="Visited_20_Internet_20_Link"><text:soft-page-break/>https://www.researchgate.net/publication/362233726_Crime_Detection_and_Analysis_from_Social_Media_Messages_Using_Machine_Learning_and_Natural_Language_Processing_Technique</text:a></text:p>
        </text:list-item>
        <text:list-item>
          <text:p text:style-name="P52"><text:a xlink:type="simple" xlink:href="https://www.researchgate.net/publication/393939205_A_Systematic_Literature_Review_on_Cyber_Threat_Detection_Using_Machine_Learning_Techniques_Cyber_Threat_Algorithms_and_Regional_Perspectives" text:style-name="Internet_20_link" text:visited-style-name="Visited_20_Internet_20_Link">https://www.researchgate.net/publication/393939205_A_Systematic_Literature_Review_on_Cyber_Threat_Detection_Using_Machine_Learning_Techniques_Cyber_Threat_Algorithms_and_Regional_Perspectives</text:a></text:p>
        </text:list-item>
        <text:list-item>
          <text:p text:style-name="P52"><text:a xlink:type="simple" xlink:href="https://pmc.ncbi.nlm.nih.gov/articles/PMC11314971/" text:style-name="Internet_20_link" text:visited-style-name="Visited_20_Internet_20_Link">https://pmc.ncbi.nlm.nih.gov/articles/PMC11314971/</text:a></text:p>
        </text:list-item>
        <text:list-item>
          <text:p text:style-name="P52"><text:a xlink:type="simple" xlink:href="https://pmc.ncbi.nlm.nih.gov/articles/PMC8915055/" text:style-name="Internet_20_link" text:visited-style-name="Visited_20_Internet_20_Link">https://pmc.ncbi.nlm.nih.gov/articles/PMC8915055/</text:a></text:p>
        </text:list-item>
        <text:list-item>
          <text:p text:style-name="P53"><text:a xlink:type="simple" xlink:href="https://www.mdpi.com/2076-3417/14/22/10086" text:style-name="Internet_20_link" text:visited-style-name="Visited_20_Internet_20_Link"><text:span text:style-name="T43">https://www.mdpi.com/2076-3417/14/22/10086</text:span></text:a></text:p>
        </text:list-item>
        <text:list-item>
          <text:p text:style-name="P53">https://web.stanford.edu/class/archive/cs/cs224n/cs224n.1234/final-reports/final-report-169358304.pdf</text:p>
        </text:list-item>
        <text:list-item>
          <text:p text:style-name="P53"><text:a xlink:type="simple" xlink:href="https://iarjset.com/papers/rnn-and-cnn-deep-neural-models-for-hate-speech-classification/" text:style-name="Internet_20_link" text:visited-style-name="Visited_20_Internet_20_Link"><text:span text:style-name="T43">https://iarjset.com/papers/rnn-and-cnn-deep-neural-models-for-hate-speech-classification/</text:span></text:a></text:p>
        </text:list-item>
        <text:list-item>
          <text:p text:style-name="P53"><text:s/><text:a xlink:type="simple" xlink:href="https://arxiv.org/html/2405.14487v1" text:style-name="Internet_20_link" text:visited-style-name="Visited_20_Internet_20_Link">https://arxiv.org/html/2405.14487v1</text:a></text:p>
        </text:list-item>
        <text:list-item>
          <text:p text:style-name="P53"><text:span text:style-name="Strong_20_Emphasis">Woźniak, M., et al. (2020). Evolutionary algorithms and their applications to engineering problems.</text:span></text:p>
        </text:list-item>
        <text:list-item>
          <text:p text:style-name="P53"><text:span text:style-name="Strong_20_Emphasis">Almseidin, M., et al. (2022). Cyber-Phishing Website Detection Using Fuzzy Rule Interpolation.</text:span></text:p>
        </text:list-item>
        <text:list-item>
          <text:p text:style-name="P53"><text:span text:style-name="Strong_20_Emphasis">Al-Jarrah, O., et al. (2021). A Fuzzy Logic based feature engineering approach for Botnet detection.</text:span></text:p>
        </text:list-item>
        <text:list-item>
          <text:p text:style-name="P53"><text:span text:style-name="Strong_20_Emphasis">Penta, P. L. S., et al. (2025). A Gradient-Optimized TSK Fuzzy Framework for Explainable Phishing Detection</text:span></text:p>
        </text:list-item>
      </text:list>
      <text:p text:style-name="P25"><text:span text:style-name="T34">Traditional security methods relying on predefined rules struggle to maintain efficacy against adaptive, continuously evolving cyber threats</text:span><text:span text:style-name="T42">[</text:span><text:span text:style-name="T34">1</text:span><text:span text:style-name="T42">].</text:span><text:span text:style-name="T34"> ML-powered systems address this limitation by leveraging adaptive learning and advanced pattern recognition to analyze massive datasets for subtle anomalies that human analysts or rule-based filters often miss</text:span><text:span text:style-name="T42">[</text:span><text:span text:style-name="T34">2</text:span><text:span text:style-name="T42">].</text:span><text:span text:style-name="T34"> This analysis involves two primary analytical tracks: semantic (or linguistic) and structural.</text:span></text:p>
      <text:p text:style-name="P8">Modern detection systems using advanced DL models, such as Transformers (e.g., BERT or RoBERTa) , often integrate L1 and L2 feature extraction implicitly. These architectures leverage internal mechanisms, such as attention, to generate highly contextualized word embeddings, meaning they perform sophisticated feature engineering during the forward pass. This context awareness allows the model to differentiate between subtle meanings</text:p>
      <text:p text:style-name="P6">Semantic analysis focuses on the meaning, intent, and psychological frame of the language, essential for detecting social engineering and hate speech. Structural analysis, conversely, focuses on non-textual attributes, such as the composition of a URL, network traffic logs, or account metadata. The most effective detection frameworks must incorporate parallel feature processing streams—for instance, utilizing a 1D Convolutional Neural Network (CNN) for efficient structural analysis of a URL string, while concurrently employing a Transformer model for deep linguistic context analysis of the accompanying text payload.</text:p>
      <text:p text:style-name="P26"><text:span text:style-name="Strong_20_Emphasis">4.1 Classical ML Classifiers for Threat Detection</text:span></text:p>
      <text:p text:style-name="Text_20_body">Classical models remain relevant for specific tasks, especially where computational efficiency or reliable binary classification is prioritized.<text:line-break/>The Support Vector Machine (SVM) is highly effective for binary text classification, demonstrating strong performance in generalized crime detection with reported accuracies reaching 85.69%. Its primary limitation arises in complex, imbalanced multi-class problems, although modifications like Cost-Sensitive SVM can address this by weighting the cost of misclassification[3].<text:line-break/>Ensemble Methods are frequently utilized due to their robustness and ability to manage noisy data. Random Forest (RF) is consistently identified as a frequently employed and reliably effective classification algorithm in cyber threat analysis[4]. RF is particularly suitable for multi-class classification involving imbalanced data, achieving strong accuracy (e.g., 72.16% in multi-class crime analysis) by aggregating results from multiple decision trees[3]. Similarly, AdaBoost has <text:soft-page-break/>demonstrated high effectiveness and precision when applied to cyber-threat detection using real-time datasets[5]. Other models, such as Naïve Bayesian and K-Nearest Neighbor (KNN), typically serve as computational baselines in comparative studies[3].</text:p>
      <text:p text:style-name="Text_20_body"><text:span text:style-name="Strong_20_Emphasis">4.2 Deep Learning Architectures for Semantic and Sequential Analysis</text:span></text:p>
      <text:p text:style-name="Text_20_body">Deep learning models are crucial for capturing the non-linear relationships and intricate sequential dependencies inherent in modern threats, exceeding the capacity of classical ML approaches.[6]<text:line-break/>Convolutional Neural Networks (CNNs) excel at extracting local patterns and sequential motifs from data. The 1D CNN architecture is especially efficient for processing fixed-format sequential data like URL strings or network logs, allowing for fast, low-latency analysis. This efficacy is demonstrated by reported accuracy rates as high as 99.7% in URL-based phishing detection[7].<text:line-break/>Recurrent Neural Networks (RNNs) and their variants, such as Long Short-Term Memory (LSTM) and Gated Recurrent Unit (GRU) networks, are designed to handle long-range dependencies in textual data, making them crucial for semantic understanding in tasks like hate speech classification[8]. Often, superior performance is achieved through Hybrid Architectures, such as the Multichannel RCNN (combining CNN and RNN components), which synthesizes the feature extraction power of CNNs with the sequential modeling strengths of RNNs[9]. Furthermore, a hybrid DL approach, the AutoEncoder + XGBoost (AEXB) Model, uses an AutoEncoder for robust feature extraction and dimensionality reduction, followed by XGBoost for rapid classification. This model achieved an impressive 97.24% accuracy in detecting complex anomalies like Man-in-the-Middle (MitM) attacks[2].</text:p>
      <text:p text:style-name="Text_20_body"><text:span text:style-name="Strong_20_Emphasis">4.3 Evolutionary Algorithms and Artificial Immune Systems for Adaptive Defense</text:span></text:p>
      <text:p text:style-name="Text_20_body">Evolutionary algorithms provide a bio-inspired paradigm for developing adaptive detection systems that evolve to recognize novel threats. A prominent approach is the Artificial Immune System (AIS), which emulates the human immune system's ability to distinguish between self and non-self. Early AIS models, however, faced challenges with premature convergence. The integration of <text:span text:style-name="Strong_20_Emphasis">Danger Theory</text:span> significantly enhances these models by shifting the detection paradigm from a rigid self/non-self distinction to a more contextual response to "danger signals" indicative of system harm[11]. This led to the development of advanced algorithms like <text:span text:style-name="Strong_20_Emphasis">dt-aiNet</text:span>, which incorporates a danger zone to modulate antibody concentrations. Experiments demonstrate that this approach maintains population diversity and achieves <text:span text:style-name="Strong_20_Emphasis">smaller error values and higher success rates</text:span> in anomaly detection compared to earlier models like CLONALG and opt-aiNet, making it a powerful framework for dynamic threat environments[11].</text:p>
      <text:p text:style-name="Text_20_body"><text:span text:style-name="Strong_20_Emphasis">4.4 Fuzzy Logic for Reasoning Under Uncertainty and Legal Norms</text:span></text:p>
      <text:p text:style-name="Text_20_body">Fuzzy logic offers a mathematical framework for handling the imprecision and uncertainty inherent in real-world security data, where the boundary between malicious and benign activity is often gradual rather than binary. Its ability to model continuous transitions between states makes it exceptionally well-suited for applications requiring nuanced judgment. Crucially, fuzzy logic serves as a practical method to <text:span text:style-name="Strong_20_Emphasis">digitalize deontic logic</text:span>—the formal logic of obligations, permissions, and prohibitions. This connection establishes fuzzy logic as a perfect reasoning mechanism for legal and normative applications, as it can represent and compute with "comparative norms" where an obligation or permission holds to a certain degree[12]. In practice, a phishing detection system utilizing <text:span text:style-name="Strong_20_Emphasis">Fuzzy Rule Interpolation (FRI)</text:span> achieved a <text:span text:style-name="Strong_20_Emphasis">97.58% detection rate</text:span>, while a fuzzy logic-based feature engineering method for Botnet detection reached <text:span text:style-name="Strong_20_Emphasis">99.94% accuracy</text:span>, validating its effectiveness in reducing false alerts and managing ambiguous threat indicators[12]<text:span text:style-name="T49">[13][14][15]</text:span>.</text:p>
      <text:p text:style-name="Text_20_body"><text:span text:style-name="Strong_20_Emphasis">4.5 Transformer Models and Large Language Models (LLMs) in Threat Context</text:span></text:p>
      <text:p text:style-name="Text_20_body"><text:soft-page-break/>Pre-trained Transformer Models like BERT and RoBERTa currently represent the state-of-the-art for nuanced text classification, such as ternary classification (hate, offensive, non-hate). Their multilayer bidirectional encoders and sophisticated attention mechanisms allow them to capture highly complex L2 semantic features[8].<text:line-break/>The increasing prevalence of sophisticated, obfuscated attacks is driving the adoption of Large Language Models (LLMs) for specialized threat analysis. LLMs can be trained to recognize the linguistic patterns and traits of specialized threat messages, such as ransomware demands, enabling them to forecast possible attack tendencies[10]. Moreover, LLMs can be utilized to decipher highly obfuscated code used in active malware campaigns, providing semantic context and simplifying complex code structures, which can often evade conventional security analysis[10].</text:p>
      <text:p text:style-name="P25"/>
      <text:p text:style-name="P6"/>
      <text:h text:style-name="P42" text:outline-level="1"><text:span text:style-name="T34">E</text:span><text:span text:style-name="T33">xperimental data</text:span></text:h>
      <text:list text:style-name="L5">
        <text:list-item>
          <text:p text:style-name="P54"><text:a xlink:type="simple" xlink:href="https://www.mdpi.com/2076-3417/14/22/10086" text:style-name="Internet_20_link" text:visited-style-name="Visited_20_Internet_20_Link"><text:span text:style-name="T35">https://www.mdpi.com/2076-3417/14/22/10086</text:span></text:a></text:p>
        </text:list-item>
        <text:list-item>
          <text:p text:style-name="P46"/>
        </text:list-item>
      </text:list>
      <text:p text:style-name="P9">The choice between deep learning architectures is often constrained by a trade-off between semantic depth and computational speed. Transformers offer the deepest semantic analysis, leading to high accuracy in complex multi-class tasks but imposing significant computational overhead, which can impede real-time performance. In contrast, CNNs are faster and more parallelizable, making them the preferred architecture for high-speed, structural filtering tasks, such as filtering hundreds of thousands of URLs per second[2] A robust deployment strategy often involves a tiered approach, utilizing efficient CNNs for high-throughput initial filtering, and reserving resource-intensive Transformer analysis for high-risk, ambiguous content flagged by the initial layer. </text:p>
      <text:p text:style-name="P10"/>
      <text:h text:style-name="P3" text:outline-level="1"/>
      <table:table table:name="Таблиця1" table:style-name="Таблиця1">
        <table:table-column table:style-name="Таблиця1.A"/>
        <table:table-column table:style-name="Таблиця1.B"/>
        <table:table-column table:style-name="Таблиця1.C"/>
        <table:table-column table:style-name="Таблиця1.D"/>
        <table:table-column table:style-name="Таблиця1.E"/>
        <table:table-header-rows>
          <table:table-row>
            <table:table-cell table:style-name="Таблиця1.A1" office:value-type="string">
              <text:p text:style-name="Table_20_Heading">№</text:p>
            </table:table-cell>
            <table:table-cell table:style-name="Таблиця1.A1" office:value-type="string">
              <text:p text:style-name="Table_20_Heading">Method</text:p>
            </table:table-cell>
            <table:table-cell table:style-name="Таблиця1.A1" office:value-type="string">
              <text:p text:style-name="Table_20_Heading">Efficiency (Performance Metric)</text:p>
            </table:table-cell>
            <table:table-cell table:style-name="Таблиця1.A1" office:value-type="string">
              <text:p text:style-name="Table_20_Heading">Key Dataset(s)</text:p>
            </table:table-cell>
            <table:table-cell table:style-name="Таблиця1.A1" office:value-type="string">
              <text:p text:style-name="Table_20_Heading">Authors</text:p>
            </table:table-cell>
          </table:table-row>
        </table:table-header-rows>
        <table:table-row>
          <table:table-cell table:style-name="Таблиця1.A1" office:value-type="string">
            <text:p text:style-name="Table_20_Contents">1</text:p>
          </table:table-cell>
          <table:table-cell table:style-name="Таблиця1.A1" office:value-type="string">
            <text:p text:style-name="Table_20_Contents">SVM</text:p>
          </table:table-cell>
          <table:table-cell table:style-name="Таблиця1.A1" office:value-type="string">
            <text:p text:style-name="Table_20_Contents">85.69% Accuracy (Binary) [6]</text:p>
          </table:table-cell>
          <table:table-cell table:style-name="Таблиця1.A1" office:value-type="string">
            <text:p text:style-name="Table_20_Contents">Crime Twitter Dataset [6]</text:p>
          </table:table-cell>
          <table:table-cell table:style-name="Таблиця1.A1" office:value-type="string">
            <text:p text:style-name="Table_20_Contents">As referenced in [6]</text:p>
          </table:table-cell>
        </table:table-row>
        <table:table-row>
          <table:table-cell table:style-name="Таблиця1.A1" office:value-type="string">
            <text:p text:style-name="Table_20_Contents">2</text:p>
          </table:table-cell>
          <table:table-cell table:style-name="Таблиця1.A1" office:value-type="string">
            <text:p text:style-name="Table_20_Contents">Random Forest (RF)</text:p>
          </table:table-cell>
          <table:table-cell table:style-name="Таблиця1.A1" office:value-type="string">
            <text:p text:style-name="Table_20_Contents">72.16% Accuracy (Multi-Class) [6]</text:p>
          </table:table-cell>
          <table:table-cell table:style-name="Таблиця1.A1" office:value-type="string">
            <text:p text:style-name="Table_20_Contents">Twitter Hate speech Dataset [6]</text:p>
          </table:table-cell>
          <table:table-cell table:style-name="Таблиця1.A1" office:value-type="string">
            <text:p text:style-name="Table_20_Contents">As referenced in [6]</text:p>
          </table:table-cell>
        </table:table-row>
        <table:table-row>
          <table:table-cell table:style-name="Таблиця1.A1" office:value-type="string">
            <text:p text:style-name="Table_20_Contents">3</text:p>
          </table:table-cell>
          <table:table-cell table:style-name="Таблиця1.A1" office:value-type="string">
            <text:p text:style-name="Table_20_Contents">AdaBoost</text:p>
          </table:table-cell>
          <table:table-cell table:style-name="Таблиця1.A1" office:value-type="string">
            <text:p text:style-name="Table_20_Contents">95.10% Accuracy [24]</text:p>
          </table:table-cell>
          <table:table-cell table:style-name="Таблиця1.A1" office:value-type="string">
            <text:p text:style-name="Table_20_Contents">Real-time dataset [24]</text:p>
          </table:table-cell>
          <table:table-cell table:style-name="Таблиця1.A1" office:value-type="string">
            <text:p text:style-name="Table_20_Contents">As referenced in [24]</text:p>
          </table:table-cell>
        </table:table-row>
        <table:table-row>
          <table:table-cell table:style-name="Таблиця1.A1" office:value-type="string">
            <text:p text:style-name="Table_20_Contents">4</text:p>
          </table:table-cell>
          <table:table-cell table:style-name="Таблиця1.A1" office:value-type="string">
            <text:p text:style-name="Table_20_Contents">1D CNN</text:p>
          </table:table-cell>
          <table:table-cell table:style-name="Таблиця1.A1" office:value-type="string">
            <text:p text:style-name="Table_20_Contents">99.7% Accuracy [7]</text:p>
          </table:table-cell>
          <table:table-cell table:style-name="Таблиця1.A1" office:value-type="string">
            <text:p text:style-name="Table_20_Contents">PhishTank, UNB, Alexa URLs (400k total) [7]</text:p>
          </table:table-cell>
          <table:table-cell table:style-name="Таблиця1.A1" office:value-type="string">
            <text:p text:style-name="Table_20_Contents">As referenced in [7]</text:p>
          </table:table-cell>
        </table:table-row>
        <table:table-row>
          <table:table-cell table:style-name="Таблиця1.A1" office:value-type="string">
            <text:p text:style-name="Table_20_Contents">5</text:p>
          </table:table-cell>
          <table:table-cell table:style-name="Таблиця1.A1" office:value-type="string">
            <text:p text:style-name="Table_20_Contents">Hybrid CNN + LSTM</text:p>
          </table:table-cell>
          <table:table-cell table:style-name="Таблиця1.A1" office:value-type="string">
            <text:p text:style-name="Table_20_Contents">97.58% Accuracy [7]</text:p>
          </table:table-cell>
          <table:table-cell table:style-name="Таблиця1.A1" office:value-type="string">
            <text:p text:style-name="Table_20_Contents">Phishing URLs [7]</text:p>
          </table:table-cell>
          <table:table-cell table:style-name="Таблиця1.A1" office:value-type="string">
            <text:p text:style-name="Table_20_Contents">Ahmadi et al. (2022) [7]</text:p>
          </table:table-cell>
        </table:table-row>
        <table:table-row>
          <table:table-cell table:style-name="Таблиця1.A1" office:value-type="string">
            <text:p text:style-name="Table_20_Contents">6</text:p>
          </table:table-cell>
          <table:table-cell table:style-name="Таблиця1.A1" office:value-type="string">
            <text:p text:style-name="Table_20_Contents">AutoEncoder + <text:soft-page-break/>XGBoost (AEXB)</text:p>
          </table:table-cell>
          <table:table-cell table:style-name="Таблиця1.A1" office:value-type="string">
            <text:p text:style-name="Table_20_Contents">97.24% Accuracy <text:soft-page-break/>[11]</text:p>
          </table:table-cell>
          <table:table-cell table:style-name="Таблиця1.A1" office:value-type="string">
            <text:p text:style-name="Table_20_Contents">IDSH (Smart <text:soft-page-break/>Home) Dataset [11]</text:p>
          </table:table-cell>
          <table:table-cell table:style-name="Таблиця1.A1" office:value-type="string">
            <text:p text:style-name="Table_20_Contents">As referenced in [11]<text:soft-page-break/></text:p>
          </table:table-cell>
        </table:table-row>
        <table:table-row>
          <table:table-cell table:style-name="Таблиця1.A1" office:value-type="string">
            <text:p text:style-name="Table_20_Contents">7</text:p>
          </table:table-cell>
          <table:table-cell table:style-name="Таблиця1.A1" office:value-type="string">
            <text:p text:style-name="Table_20_Contents">AIS - Clonal Selection (CSA)</text:p>
          </table:table-cell>
          <table:table-cell table:style-name="Таблиця1.A1" office:value-type="string">
            <text:p text:style-name="Table_20_Contents">91% Detection Rate (DR) [32]</text:p>
          </table:table-cell>
          <table:table-cell table:style-name="Таблиця1.A1" office:value-type="string">
            <text:p text:style-name="Table_20_Contents">IoT Intrusion Detection [32]</text:p>
          </table:table-cell>
          <table:table-cell table:style-name="Таблиця1.A1" office:value-type="string">
            <text:p text:style-name="Table_20_Contents">As referenced in [32]</text:p>
          </table:table-cell>
        </table:table-row>
        <table:table-row>
          <table:table-cell table:style-name="Таблиця1.A1" office:value-type="string">
            <text:p text:style-name="Table_20_Contents">8</text:p>
          </table:table-cell>
          <table:table-cell table:style-name="Таблиця1.A1" office:value-type="string">
            <text:p text:style-name="Table_20_Contents">AIS - Negative Selection (NSA)</text:p>
          </table:table-cell>
          <table:table-cell table:style-name="Таблиця1.A1" office:value-type="string">
            <text:p text:style-name="Table_20_Contents">79% Detection Rate (DR) [32]</text:p>
          </table:table-cell>
          <table:table-cell table:style-name="Таблиця1.A1" office:value-type="string">
            <text:p text:style-name="Table_20_Contents">IoT Intrusion Detection [32]</text:p>
          </table:table-cell>
          <table:table-cell table:style-name="Таблиця1.A1" office:value-type="string">
            <text:p text:style-name="Table_20_Contents">As referenced in [32]</text:p>
          </table:table-cell>
        </table:table-row>
        <table:table-row>
          <table:table-cell table:style-name="Таблиця1.A1" office:value-type="string">
            <text:p text:style-name="Table_20_Contents">9</text:p>
          </table:table-cell>
          <table:table-cell table:style-name="Таблиця1.A1" office:value-type="string">
            <text:p text:style-name="Table_20_Contents">Fuzzy Logic (TSK Model)</text:p>
          </table:table-cell>
          <table:table-cell table:style-name="Таблиця1.A1" office:value-type="string">
            <text:p text:style-name="Table_20_Contents">99.95% Accuracy, 1.00 AUC [33]</text:p>
          </table:table-cell>
          <table:table-cell table:style-name="Таблиця1.A1" office:value-type="string">
            <text:p text:style-name="Table_20_Contents">235,000+ URLs (Phishing) [33]</text:p>
          </table:table-cell>
          <table:table-cell table:style-name="Таблиця1.A1" office:value-type="string">
            <text:p text:style-name="Table_20_Contents">Penta, P. L. S., et al. (2025) [33]</text:p>
          </table:table-cell>
        </table:table-row>
        <table:table-row>
          <table:table-cell table:style-name="Таблиця1.A1" office:value-type="string">
            <text:p text:style-name="Table_20_Contents">10</text:p>
          </table:table-cell>
          <table:table-cell table:style-name="Таблиця1.A1" office:value-type="string">
            <text:p text:style-name="Table_20_Contents">Fuzzy Logic (FRI)</text:p>
          </table:table-cell>
          <table:table-cell table:style-name="Таблиця1.A1" office:value-type="string">
            <text:p text:style-name="Table_20_Contents">97.58% Detection Rate [33]</text:p>
          </table:table-cell>
          <table:table-cell table:style-name="Таблиця1.A1" office:value-type="string">
            <text:p text:style-name="Table_20_Contents">Cyber-Phishing Website Detection [12]</text:p>
          </table:table-cell>
          <table:table-cell table:style-name="Таблиця1.A1" office:value-type="string">
            <text:p text:style-name="Table_20_Contents">Almseidin, M., et al. (2022) [33]</text:p>
          </table:table-cell>
        </table:table-row>
        <table:table-row>
          <table:table-cell table:style-name="Таблиця1.A1" office:value-type="string">
            <text:p text:style-name="Table_20_Contents">11</text:p>
          </table:table-cell>
          <table:table-cell table:style-name="Таблиця1.A1" office:value-type="string">
            <text:p text:style-name="Table_20_Contents">Fuzzy Logic (Botnet)</text:p>
          </table:table-cell>
          <table:table-cell table:style-name="Таблиця1.A1" office:value-type="string">
            <text:p text:style-name="Table_20_Contents">99.94% Accuracy [30]</text:p>
          </table:table-cell>
          <table:table-cell table:style-name="Таблиця1.A1" office:value-type="string">
            <text:p text:style-name="Table_20_Contents">Botnet Detection [13]</text:p>
          </table:table-cell>
          <table:table-cell table:style-name="Таблиця1.A1" office:value-type="string">
            <text:p text:style-name="Table_20_Contents">Al-Jarrah, O., et al. (2021) [30]</text:p>
          </table:table-cell>
        </table:table-row>
        <table:table-row>
          <table:table-cell table:style-name="Таблиця1.A1" office:value-type="string">
            <text:p text:style-name="Table_20_Contents">12</text:p>
          </table:table-cell>
          <table:table-cell table:style-name="Таблиця1.A1" office:value-type="string">
            <text:p text:style-name="Table_20_Contents">Transformer (RoBERTa)</text:p>
          </table:table-cell>
          <table:table-cell table:style-name="Таблиця1.A1" office:value-type="string">
            <text:p text:style-name="Table_20_Contents">95.20% Accuracy, 0.95 F1-Score [8]</text:p>
          </table:table-cell>
          <table:table-cell table:style-name="Таблиця1.A1" office:value-type="string">
            <text:p text:style-name="Table_20_Contents">Ternary Classification (hate, offensive, non-hate) [8]</text:p>
          </table:table-cell>
          <table:table-cell table:style-name="Таблиця1.A1" office:value-type="string">
            <text:p text:style-name="Table_20_Contents">As referenced in [8]</text:p>
          </table:table-cell>
        </table:table-row>
      </table:table>
      <text:p text:style-name="P4"/>
      <text:p text:style-name="P37">Based on the comprehensive analysis of experiments, it is evident that no single methodological approach constitutes a universal solution for social engineering detection [3, 4]. Instead, the effectiveness of a model is intrinsically linked to the specific characteristics of the detection task. Classical machine learning classifiers, such as SVM and Random Forest, provide a strong foundation for high-speed, binary classification with commendable accuracy (85.69% and 72.16%, respectively), making them suitable for initial, high-volume filtering [6]. However, their limitations in handling complex semantics and deep contextual nuances are clear. This gap is addressed by deep learning architectures, where 1D CNNs demonstrate near-perfect efficacy (99.7% accuracy) on structured data like URLs [7], and hybrid models like AutoEncoder+XGBoost show robust performance (97.24% accuracy) for complex anomalies by leveraging synergistic strengths [11].</text:p>
      <text:p text:style-name="P38">The most promising perspective for next-generation detection systems lies in the strategic hybridization of complementary paradigms. The experimental results compellingly suggest that a monolithic approach is inferior to an integrated one. For instance, the high explainability and ability to handle normative uncertainty offered by fuzzy logic (achieving up to 99.95% accuracy) [33] could be powerfully combined with the deep semantic understanding of Transformer models (95.20% accuracy) [8] and the adaptive, novel-threat detection capabilities (91% detection rate) of Danger Theory-based Artificial Immune Systems [32]. The individual strengths of these methods—dt-AIS's contextual adaptability, Transformers' semantic depth, and fuzzy deontic logic's capacity for legalistic reasoning—indicate that their fusion could create a resilient, multi-layered defense system [10, 19]. Such a system would be capable of not only identifying known threats with high precision but also of adapting to novel attacks and making nuanced judgments in ambiguous, real-world scenarios that mirror legal and social contexts, ultimately leading to more intelligent and autonomous cybersecurity infrastructure [1, 5].</text:p>
      <text:h text:style-name="P41" text:outline-level="1"><text:soft-page-break/>Proposed solution</text:h>
      <text:p text:style-name="P36"><text:span text:style-name="T44">Based on the analysis of the evolving social engineering landscape, a hybrid defense architecture that strategically integrates the adaptive detection of Danger Theory-based Artificial Immune Systems (dt-AIS), the profound semantic understanding of Transformers, and the normative reasoning of fuzzy deontic logic presents a promising, multi-layered solution for 2025's sophisticated threats</text:span>.</text:p>
      <text:p text:style-name="Text_20_body">A hybrid approach leverages the unique strengths of each paradigm to create a resilient and adaptive defense system. <text:span text:style-name="Strong_20_Emphasis">Transformers</text:span>, which form the backbone of modern Large Language Models (LLMs), provide the foundational capability for deep semantic analysis. Research suggests that the attention mechanisms in transformers can inherently perform soft, fuzzy logical operations, evaluating complex contextual relationships between pieces of information much like a differentiable logic circuit. This allows them to decipher the nuanced linguistic patterns and highly obfuscated code used in AI-generated spear-phishing and deepfake-based scams. However, to counter novel, evolving attacks that lack extensive training data, this deep understanding must be paired with an adaptive detection engine. This is where <text:span text:style-name="Strong_20_Emphasis">Danger Theory-based Artificial Immune Systems (dt-AIS)</text:span> excel. Moving beyond rigid, pre-defined patterns, dt-AIS models the body's immune response by triggering defenses based on contextual "danger signals" indicative of system harm, rather than just looking for known "non-self" patterns. This makes them exceptionally suited for identifying zero-day and novel social engineering tactics by focusing on the behavioral aftermath of an attack, such as unusual data access patterns or privilege escalation following a suspicious email, which is a common goal in modern high-touch attacks. Finally, to bridge the gap between technical detection and human-centric, policy-based reasoning, <text:span text:style-name="Strong_20_Emphasis">fuzzy deontic logic</text:span> can be integrated. This framework digitalizes the logic of obligations, permissions, and prohibitions, allowing the system to reason about the "should" and "should not" of user and system behavior in a world of uncertainty. It can assess whether a user's action, like approving a financial transfer based on a deepfake video call, violates corporate security policies to a certain degree, enabling the system to make nuanced judgments that mirror legal and compliance reasoning, which is crucial for mitigating the reputational and financial cascade effects of a successful breach.</text:p>
      <text:p text:style-name="Text_20_body">The fusion of these technologies creates a powerful, synergistic defense. The Transformer's semantic analysis provides rich context, the dt-AIS contributes adaptive threat detection based on system state, and the fuzzy deontic layer offers a normative evaluation, culminating in a robust reasoning engine capable of defending against the personalized, automated, and multi-faceted social engineering attacks defining the current threat landscape.</text:p>
      <text:p text:style-name="P48"/>
      <text:p text:style-name="P47"/>
      <text:h text:style-name="P3" text:outline-level="1">Declaration on Generative AI</text:h>
      <text:p text:style-name="P15">Either:</text:p>
      <text:p text:style-name="P16"><text:span text:style-name="T18">The author(s)</text:span><text:bookmark text:name="docs-internal-guid-58575a14-7fff-806e-686a-1acba85d7f70"/><text:span text:style-name="T18"> </text:span><text:span text:style-name="T17">have n</text:span><text:span text:style-name="T19">ot employed any Generative AI tools.</text:span></text:p>
      <text:p text:style-name="P18"/>
      <text:p text:style-name="P17">Or (by using the activity taxonomy in ceur-ws.org/genai-tax.html):</text:p>
      <text:p text:style-name="P20"><text:span text:style-name="T24">During the preparation of this work, the author(s) used X-GPT-4 and Gramby in order to: </text:span><text:span text:style-name="T25">Grammar and spelling check</text:span><text:span text:style-name="T24">. Further, the author(s) used X-AI-IMG for figures 3 and 4 in order to: </text:span><text:span text:style-name="T25">Generate images</text:span><text:span text:style-name="T24">. After using these tool(s)/service(s), the author(s) reviewed and edited the content as needed and take(s) full responsibility for the publication’s content.</text:span><text:span text:style-name="T26"> </text:span></text:p>
      <text:h text:style-name="P1" text:outline-level="1"><text:soft-page-break/>References</text:h>
      <text:list text:style-name="WWNum24">
        <text:list-item>
          <text:p text:style-name="P71">https://www.researchgate.net/publication/364494420_Aspects_of_Social_Engineering_and_Its_Modalities_to_Countercharge_and_Prevent_It</text:p>
        </text:list-item>
        <text:list-item>
          <text:p text:style-name="P72"><text:a xlink:type="simple" xlink:href="https://www.researchgate.net/publication/358132130_Overview_of_Social_Engineering_Attacks_on_Social_Networks" text:style-name="Internet_20_link" text:visited-style-name="Visited_20_Internet_20_Link">https://www.researchgate.net/publication/358132130_Overview_of_Social_Engineering_Attacks_on_Social_Networks</text:a></text:p>
        </text:list-item>
        <text:list-item>
          <text:p text:style-name="P72"><text:a xlink:type="simple" xlink:href="https://papers.academic-conferences.org/index.php/iccws/article/download/40/25/62" text:style-name="Internet_20_link" text:visited-style-name="Visited_20_Internet_20_Link">https://papers.academic-conferences.org/index.php/iccws/article/download/40/25/62</text:a></text:p>
        </text:list-item>
        <text:list-item>
          <text:p text:style-name="P72">https://papers.academic-conferences.org/index.php/iccws/article/download/40/25/62</text:p>
        </text:list-item>
      </text:list>
      <text:p text:style-name="P7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Google Sans Text" svg:font-family="'Google Sans Text'" style:font-family-generic="roman" style:font-pitch="variable"/>
    <style:font-face style:name="Google Sans Text1" svg:font-family="'Google Sans Text'"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tinus Sans" svg:font-family="'Libertinus Sans'" style:font-family-generic="modern" style:font-pitch="variable"/>
    <style:font-face style:name="Libertinus Serif" svg:font-family="'Libertinus Serif'" style:font-family-generic="modern" style:font-pitch="variable"/>
    <style:font-face style:name="Libertinus Serif1" svg:font-family="'Libertinus Serif'" style:font-family-generic="roman"/>
    <style:font-face style:name="Libertinus Serif2" svg:font-family="'Libertinus Serif'" style:font-family-generic="roman" style:font-pitch="variable"/>
    <style:font-face style:name="LibertinusSans" svg:font-family="LibertinusSans" style:font-family-generic="roman" style:font-pitch="variable"/>
    <style:font-face style:name="LibertinusSerif" svg:font-family="LibertinusSerif"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423cm" style:contextual-spacing="true" fo:line-height="110%" fo:text-align="justify" style:justify-single-word="false" fo:orphans="2" fo:widows="2" fo:text-indent="0.501cm" style:auto-text-indent="false" style:writing-mode="lr-tb"/>
      <style:text-properties style:font-name="Libertinus Serif2" fo:font-family="'Libertinus 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List_20_Paragraph" style:next-style-name="Standard" loext:linked-style-name="Heading_20_1_20_Char" style:default-outline-level="1" style:class="text">
      <style:paragraph-properties fo:margin-top="0.423cm" fo:margin-bottom="0.318cm" style:contextual-spacing="false" fo:text-align="start" style:justify-single-word="false" fo:keep-with-next="always"/>
      <style:text-properties fo:font-size="14pt" fo:font-weight="bold" style:font-size-asian="14pt" style:font-weight-asian="bold" style:font-size-complex="14pt" style:font-weight-complex="bold"/>
    </style:style>
    <style:style style:name="Heading_20_2" style:display-name="Heading 2" style:family="paragraph" style:parent-style-name="Heading_20_1" style:next-style-name="Standard" loext:linked-style-name="Heading_20_2_20_Char" style:default-outline-level="2" style:class="text">
      <style:paragraph-properties fo:margin-left="1.401cm" fo:margin-right="0cm" fo:margin-top="0.423cm" fo:margin-bottom="0.212cm" style:contextual-spacing="false" fo:text-indent="-1.401cm" style:auto-text-indent="false"/>
      <style:text-properties fo:font-size="12pt" style:font-size-asian="12pt" style:font-size-complex="12pt"/>
    </style:style>
    <style:style style:name="Heading_20_3" style:display-name="Heading 3" style:family="paragraph" style:parent-style-name="Heading_20_2" style:next-style-name="Standard" loext:linked-style-name="Heading_20_3_20_Char" style:default-outline-level="3" style:class="text">
      <style:paragraph-properties fo:margin-left="2.161cm" fo:margin-right="0cm" fo:text-indent="-2.161cm" style:auto-text-indent="false"/>
    </style:style>
    <style:style style:name="Heading_20_4" style:display-name="Heading 4" style:family="paragraph" style:parent-style-name="Heading_20_3" style:next-style-name="Standard" loext:linked-style-name="Heading_20_4_20_Char" style:auto-update="true" style:default-outline-level="4" style:class="text">
      <style:paragraph-properties fo:margin-left="3.05cm" fo:margin-right="0cm" fo:keep-together="always" fo:text-indent="-3.05cm" style:auto-text-indent="false"/>
      <style:text-properties fo:color="#000000" loext:opacity="100%" style:font-name-asian="Calibri1" style:font-family-asian="Calibri" style:font-family-generic-asian="system" style:font-pitch-asian="variable" style:font-name-complex="Tahoma" style:font-family-complex="Tahoma" style:font-family-generic-complex="system" style:font-pitch-complex="variable" style:font-style-complex="italic"/>
    </style:style>
    <style:style style:name="reference" style:family="paragraph" style:parent-style-name="Standard" style:list-style-name="WWNum24">
      <style:paragraph-properties fo:margin-left="0.751cm" fo:margin-right="0cm" fo:text-indent="-0.751cm" style:auto-text-indent="false"/>
    </style:style>
    <style:style style:name="Footnote" style:family="paragraph" loext:linked-style-name="Footnote_20_Text_20_Char" style:class="extra">
      <style:paragraph-properties fo:margin-top="0cm" fo:margin-bottom="0cm" style:contextual-spacing="false" fo:text-align="start" style:justify-single-word="false" fo:orphans="2" fo:widows="2" style:writing-mode="lr-tb"/>
      <style:text-properties style:font-name="Libertinus Serif2"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Numbered_20_list" style:display-name="Numbered list" style:family="paragraph" style:parent-style-name="Standard" style:list-style-name="WWNum3">
      <style:paragraph-properties fo:margin-top="0.423cm" fo:margin-bottom="0.423cm" style:contextual-spacing="true"/>
    </style:style>
    <style:style style:name="Title" style:family="paragraph" style:parent-style-name="Standard" style:next-style-name="Standard" loext:linked-style-name="Title_20_Char" style:class="chapter">
      <style:paragraph-properties fo:margin-left="0cm" fo:margin-right="0cm" fo:margin-top="0.494cm" fo:margin-bottom="0.494cm" style:contextual-spacing="true" fo:text-align="start" style:justify-single-word="false" fo:text-indent="0cm" style:auto-text-indent="false"/>
      <style:text-properties fo:font-size="17pt" fo:font-weight="bold" style:font-size-asian="17pt" style:font-weight-asian="bold" style:font-size-complex="17pt" style:font-weight-complex="bold"/>
    </style:style>
    <style:style style:name="Bulleted_20_List" style:display-name="Bulleted List" style:family="paragraph" style:parent-style-name="Numbered_20_list" style:list-style-name="WWNum4"/>
    <style:style style:name="Abstract_20_Title" style:display-name="Abstract Title" style:family="paragraph">
      <style:paragraph-properties fo:margin-left="2cm" fo:margin-right="0cm" fo:margin-top="0.529cm" fo:margin-bottom="0cm" style:contextual-spacing="false" fo:text-align="start" style:justify-single-word="false" fo:orphans="2" fo:widows="2" fo:text-indent="0cm" style:auto-text-indent="false" style:writing-mode="lr-tb"/>
      <style:text-properties style:font-name="Libertinus Serif2"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University" style:family="paragraph">
      <style:paragraph-properties fo:margin-top="0cm" fo:margin-bottom="0.071cm" style:contextual-spacing="false" fo:text-align="start" style:justify-single-word="false" fo:orphans="2" fo:widows="2" style:writing-mode="lr-tb"/>
      <style:text-properties style:font-name="Libertinus Serif2" fo:font-family="'Libertinus Serif'" style:font-family-generic="roman" style:font-pitch="variable" fo:font-size="9pt" fo:font-style="italic" style:font-name-asian="Times New Roman1" style:font-family-asian="'Times New Roman'" style:font-family-generic-asian="system" style:font-pitch-asian="variable" style:font-size-asian="9pt" style:language-asian="en" style:country-asian="GB" style:font-style-asian="italic" style:font-name-complex="Times New Roman1" style:font-family-complex="'Times New Roman'" style:font-family-generic-complex="system" style:font-pitch-complex="variable" style:font-size-complex="9pt" style:font-style-complex="italic"/>
    </style:style>
    <style:style style:name="Abstract_20_Text" style:display-name="Abstract Text" style:family="paragraph">
      <style:paragraph-properties fo:margin-left="2cm" fo:margin-right="0cm" fo:margin-top="0cm" fo:margin-bottom="0cm" style:contextual-spacing="false" fo:text-align="justify" style:justify-single-word="false" fo:orphans="2" fo:widows="2" fo:text-indent="0cm" style:auto-text-indent="false" style:writing-mode="lr-tb"/>
      <style:text-properties style:font-name="Libertinus Serif2"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Author_20_First_20_Name" style:display-name="Author First Name" style:family="paragraph" style:parent-style-name="Standard" loext:linked-style-name="Author_20_First_20_Name_20_Char">
      <style:paragraph-properties fo:margin-left="0cm" fo:margin-right="0cm" fo:margin-top="0.494cm" fo:margin-bottom="0.494cm" style:contextual-spacing="true" fo:text-align="start" style:justify-single-word="false" fo:text-indent="0cm" style:auto-text-indent="false"/>
      <style:text-properties fo:color="#7f7f7f" loext:opacity="100%" fo:font-size="12pt" style:font-size-asian="12pt" style:font-size-complex="12pt"/>
    </style:style>
    <style:style style:name="Table_20_number" style:display-name="Table number" style:family="paragraph" style:parent-style-name="Standard" style:next-style-name="Table_20_caption">
      <style:paragraph-properties fo:margin-left="0cm" fo:margin-right="0cm" fo:margin-top="0.423cm" fo:margin-bottom="0cm" style:contextual-spacing="true" fo:text-indent="0cm" style:auto-text-indent="false"/>
      <style:text-properties fo:font-weight="bold" style:font-weight-asian="bold" style:font-name-complex="Calibri1" style:font-family-complex="Calibri" style:font-family-generic-complex="system" style:font-pitch-complex="variable" style:font-weight-complex="bold"/>
    </style:style>
    <style:style style:name="Table_20_caption" style:display-name="Table caption" style:family="paragraph" style:parent-style-name="Standard">
      <style:paragraph-properties fo:margin-left="0cm" fo:margin-right="0cm" fo:margin-top="0cm" fo:margin-bottom="0.106cm" style:contextual-spacing="true" fo:text-indent="0cm" style:auto-text-indent="false"/>
      <style:text-properties style:font-weight-complex="bold"/>
    </style:style>
    <style:style style:name="Figure" style:family="paragraph" style:parent-style-name="Standard" style:next-style-name="Figure_20_number" style:class="extra">
      <style:paragraph-properties fo:margin-left="0cm" fo:margin-right="0cm" fo:margin-top="0.529cm" fo:margin-bottom="0.212cm" style:contextual-spacing="true" fo:text-align="center" style:justify-single-word="false" fo:text-indent="0cm" style:auto-text-indent="false" fo:keep-with-next="always"/>
    </style:style>
    <style:style style:name="Figure_20_number" style:display-name="Figure number" style:family="paragraph" style:parent-style-name="Standard" style:next-style-name="Standard" loext:linked-style-name="Figure_20_number_20_Char">
      <style:paragraph-properties fo:margin-left="0cm" fo:margin-right="0cm" fo:margin-top="0.212cm" fo:margin-bottom="0.423cm" style:contextual-spacing="true" fo:text-align="start" style:justify-single-word="false" fo:text-indent="0cm" style:auto-text-indent="false"/>
      <style:text-properties fo:font-weight="bold" style:font-weight-asian="bold"/>
    </style:style>
    <style:style style:name="caption" style:family="paragraph" style:parent-style-name="Standard" style:next-style-name="Standard">
      <style:paragraph-properties fo:margin-top="0cm" fo:margin-bottom="0.353cm" style:contextual-spacing="true"/>
      <style:text-properties fo:color="#44546a" loext:opacity="100%" fo:font-size="9pt" fo:font-style="italic" style:font-size-asian="9pt" style:font-style-asian="italic" style:font-size-complex="9pt" style:font-style-complex="italic"/>
    </style:style>
    <style:style style:name="Normal_20__28_Web_29_" style:display-name="Normal (Web)" style:family="paragraph" style:parent-style-name="Standard">
      <style:text-properties fo:font-size="12pt" style:font-size-asian="12pt" style:font-size-complex="12pt"/>
    </style:style>
    <style:style style:name="List_20_Paragraph" style:display-name="List Paragraph" style:family="paragraph" style:parent-style-name="Standard">
      <style:paragraph-properties fo:margin-left="1.27cm" fo:margin-right="0cm" fo:text-indent="0cm" style:auto-text-indent="false"/>
    </style:style>
    <style:style style:name="Keywords_20_title" style:display-name="Keywords title" style:family="paragraph">
      <style:paragraph-properties fo:margin-left="2cm" fo:margin-right="0cm" fo:margin-top="0.388cm" fo:margin-bottom="0cm" style:contextual-spacing="false" fo:text-align="start" style:justify-single-word="false" fo:orphans="2" fo:widows="2" fo:text-indent="0cm" style:auto-text-indent="false" style:writing-mode="lr-tb"/>
      <style:text-properties style:font-name="Libertinus Serif2"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font-weight-complex="bold"/>
    </style:style>
    <style:style style:name="Keywords_20_words" style:display-name="Keywords words" style:family="paragraph">
      <style:paragraph-properties fo:margin-left="0cm" fo:margin-right="0cm" fo:margin-top="0cm" fo:margin-bottom="0.847cm" style:contextual-spacing="false" fo:text-align="start" style:justify-single-word="false" fo:orphans="2" fo:widows="2" fo:text-indent="2cm" style:auto-text-indent="false" style:writing-mode="lr-tb"/>
      <style:text-properties style:font-name="Libertinus Serif2"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style:tab-stops>
          <style:tab-stop style:position="7.96cm" style:type="center"/>
          <style:tab-stop style:position="15.921cm" style:type="right"/>
        </style:tab-stops>
      </style:paragraph-properties>
    </style:style>
    <style:style style:name="Author_20_Last_20_Name" style:display-name="Author Last Name" style:family="paragraph" style:parent-style-name="Author_20_First_20_Name" loext:linked-style-name="Author_20_Last_20_Name_20_Char">
      <style:text-properties fo:color="#000000" loext:opacity="100%"/>
    </style:style>
    <style:style style:name="Proceedings_20_title" style:display-name="Proceedings title" style:family="paragraph" style:parent-style-name="Footnote">
      <style:text-properties fo:font-style="italic" style:font-style-asian="italic"/>
    </style:style>
    <style:style style:name="Acknowledgements_20__28_Heading_29_" style:display-name="Acknowledgements (Heading)" style:family="paragraph" style:parent-style-name="Heading_20_1" style:default-outline-level="1" style:list-style-name="">
      <style:paragraph-properties fo:margin-left="0.635cm" fo:margin-right="0cm" fo:text-indent="-0.635cm" style:auto-text-indent="false"/>
    </style:style>
    <style:style style:name="Figure_20_caption" style:display-name="Figure caption" style:family="paragraph" style:parent-style-name="Standard" style:next-style-name="Standard" loext:linked-style-name="Figure_20_caption_20_Char">
      <style:paragraph-properties fo:margin-left="0cm" fo:margin-right="0cm" fo:margin-top="0.106cm" fo:margin-bottom="0.423cm" style:contextual-spacing="true" fo:text-indent="0cm" style:auto-text-indent="false"/>
    </style:style>
    <style:style style:name="References_20__28_Heading_29_" style:display-name="References (Heading)" style:family="paragraph" style:parent-style-name="Acknowledgements_20__28_Heading_29_"/>
    <style:style style:name="Copyright_20_message" style:display-name="Copyright message" style:family="paragraph" style:parent-style-name="Footnote">
      <style:text-properties fo:font-size="6pt" style:font-size-asian="6pt" style:font-size-complex="6pt"/>
    </style:style>
    <style:style style:name="Appendix_20__28_WW_29_" style:display-name="Appendix (WW)" style:family="paragraph" style:parent-style-name="Heading_20_1" style:next-style-name="Standard" style:default-outline-level="1" style:list-style-name="WWNum40">
      <style:text-properties fo:language="sv" fo:country="SE"/>
    </style:style>
    <style:style style:name="Endnote" style:family="paragraph" style:parent-style-name="Standard" loext:linked-style-name="Endnote_20_Text_20_Char" style:class="extra">
      <style:paragraph-properties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tru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Footnote_20_Text_20_Char" style:display-name="Footnote Text Char" style:family="text" style:parent-style-name="Default_20_Paragraph_20_Font_20__28_WW_29_">
      <style:text-properties style:font-name="Libertinus Serif2" fo:font-family="'Libertinus Serif'" style:font-family-generic="roman" style:font-pitch="variable" fo:font-size="9pt" style:font-name-asian="Times New Roman1" style:font-family-asian="'Times New Roman'" style:font-family-generic-asian="system" style:font-pitch-asian="variable" style:font-size-asian="9pt" style:language-asian="en" style:country-asian="GB" style:font-name-complex="Times New Roman1" style:font-family-complex="'Times New Roman'" style:font-family-generic-complex="system" style:font-pitch-complex="variable" style:font-size-complex="9pt"/>
    </style:styl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_20__28_WW_29_">
      <style:text-properties style:font-name="Libertinus Serif2" fo:font-family="'Libertinus Serif'" style:font-family-generic="roman" style:font-pitch="variable" fo:font-size="14pt" fo:font-weight="bold" style:font-name-asian="Times New Roman1" style:font-family-asian="'Times New Roman'" style:font-family-generic-asian="system" style:font-pitch-asian="variable"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Title_20_Char" style:display-name="Title Char" style:family="text" style:parent-style-name="Default_20_Paragraph_20_Font_20__28_WW_29_">
      <style:text-properties style:font-name="Libertinus Serif2" fo:font-family="'Libertinus Serif'" style:font-family-generic="roman" style:font-pitch="variable" fo:font-size="17pt" fo:font-weight="bold" style:font-name-asian="Times New Roman1" style:font-family-asian="'Times New Roman'" style:font-family-generic-asian="system" style:font-pitch-asian="variable" style:font-size-asian="17pt" style:language-asian="en" style:country-asian="GB" style:font-weight-asian="bold" style:font-name-complex="Times New Roman1" style:font-family-complex="'Times New Roman'" style:font-family-generic-complex="system" style:font-pitch-complex="variable" style:font-size-complex="17pt" style:font-weight-complex="bold"/>
    </style:style>
    <style:style style:name="Heading_20_2_20_Char" style:display-name="Heading 2 Char" style:family="text" style:parent-style-name="Default_20_Paragraph_20_Font_20__28_WW_29_">
      <style:text-properties style:font-name="Libertinus Serif2"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text-properties fo:color="#2f4e4f" loext:opacity="100%" style:font-name="Libertinus Serif2" fo:font-family="'Libertinus Serif'" style:font-family-generic="roman" style:font-pitch="variable" fo:font-style="normal" fo:font-weight="normal" style:font-style-asian="normal" style:font-weight-asian="normal"/>
    </style:style>
    <style:style style:name="Placeholder_20_Text" style:display-name="Placeholder Text" style:family="text" style:parent-style-name="Default_20_Paragraph_20_Font_20__28_WW_29_">
      <style:text-properties fo:color="#808080" loext:opacity="100%"/>
    </style:style>
    <style:style style:name="Heading_20_3_20_Char" style:display-name="Heading 3 Char" style:family="text" style:parent-style-name="Default_20_Paragraph_20_Font_20__28_WW_29_">
      <style:text-properties style:font-name="Libertinus Serif2" fo:font-family="'Libertinus Serif'" style:font-family-generic="roman" style:font-pitch="variable" fo:font-weight="bold" style:font-name-asian="Times New Roman1" style:font-family-asian="'Times New Roman'" style:font-family-generic-asian="system" style:font-pitch-asian="variable" style:language-asian="en" style:country-asian="GB"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_20__28_WW_29_">
      <style:text-properties style:font-name="LibertinusSerif" fo:font-family="LibertinusSerif" style:font-family-generic="roman" style:font-pitch="variable" fo:font-size="11pt" style:font-name-asian="Times New Roman1" style:font-family-asian="'Times New Roman'" style:font-family-generic-asian="system" style:font-pitch-asian="variable" style:font-size-asian="11pt" style:language-asian="en" style:country-asian="GB"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_20__28_WW_29_">
      <style:text-properties fo:color="#605e5c" loext:opacity="100%" fo:background-color="#e1dfdd"/>
    </style:style>
    <style:style style:name="Visited_20_Internet_20_Link" style:display-name="Visited Internet Link" style:family="text" style:parent-style-name="Internet_20_link">
      <style:text-properties fo:color="#2f4e4f" loext:opacity="100%" style:font-name="Libertinus Serif2" fo:font-family="'Libertinus Serif'" style:font-family-generic="roman" style:font-pitch="variable" fo:font-style="normal" style:text-underline-style="none" fo:font-weight="normal" style:font-style-asian="normal" style:font-weight-asian="normal"/>
    </style:style>
    <style:style style:name="Heading_20_4_20_Char" style:display-name="Heading 4 Char" style:family="text" style:parent-style-name="Default_20_Paragraph_20_Font_20__28_WW_29_">
      <style:text-properties fo:color="#000000" loext:opacity="100%" style:font-name="Libertinus Serif2" fo:font-family="'Libertinus Serif'" style:font-family-generic="roman" style:font-pitch="variable" fo:font-weight="bold" style:font-name-asian="Calibri1" style:font-family-asian="Calibri" style:font-family-generic-asian="system" style:font-pitch-asian="variable" style:language-asian="en" style:country-asian="GB" style:font-weight-asian="bold" style:font-name-complex="Tahoma" style:font-family-complex="Tahoma" style:font-family-generic-complex="system" style:font-pitch-complex="variable" style:font-style-complex="italic" style:font-weight-complex="bold"/>
    </style:style>
    <style:style style:name="Author_20_First_20_Name_20_Char" style:display-name="Author First Name Char" style:family="text" style:parent-style-name="Default_20_Paragraph_20_Font_20__28_WW_29_" loext:linked-style-name="Author_20_First_20_Name">
      <style:text-properties fo:color="#7f7f7f" loext:opacity="100%" style:font-name="Libertinus Serif2"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uthor_20_Last_20_Name_20_Char" style:display-name="Author Last Name Char" style:family="text" style:parent-style-name="Author_20_First_20_Name_20_Char" loext:linked-style-name="Author_20_Last_20_Name">
      <style:text-properties fo:color="#000000" loext:opacity="100%" style:font-name="Libertinus Serif2" fo:font-family="'Libertinus Serif'"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Figure_20_number_20_Char" style:display-name="Figure number Char" style:family="text" style:parent-style-name="Default_20_Paragraph_20_Font_20__28_WW_29_" loext:linked-style-name="Figure_20_number">
      <style:text-properties style:font-name="Libertinus Serif2" fo:font-family="'Libertinus Serif'" style:font-family-generic="roman" style:font-pitch="variable" fo:font-size="11pt" fo:font-weight="bold" style:font-name-asian="Times New Roman1" style:font-family-asian="'Times New Roman'" style:font-family-generic-asian="system" style:font-pitch-asian="variable" style:font-size-asian="11pt" style:language-asian="en" style:country-asian="GB" style:font-weight-asian="bold" style:font-name-complex="Times New Roman1" style:font-family-complex="'Times New Roman'" style:font-family-generic-complex="system" style:font-pitch-complex="variable" style:font-size-complex="11pt"/>
    </style:style>
    <style:style style:name="Figure_20_caption_20_Char" style:display-name="Figure caption Char" style:family="text" style:parent-style-name="Figure_20_number_20_Char" loext:linked-style-name="Figure_20_caption">
      <style:text-properties style:font-name="Libertinus Serif2" fo:font-family="'Libertinus Serif'" style:font-family-generic="roman" style:font-pitch="variable" fo:font-size="11pt" fo:font-weight="normal" style:font-name-asian="Times New Roman1" style:font-family-asian="'Times New Roman'" style:font-family-generic-asian="system" style:font-pitch-asian="variable" style:font-size-asian="11pt" style:language-asian="en" style:country-asian="GB" style:font-weight-asian="normal" style:font-name-complex="Times New Roman1" style:font-family-complex="'Times New Roman'" style:font-family-generic-complex="system" style:font-pitch-complex="variable" style:font-size-complex="11pt"/>
    </style:style>
    <style:style style:name="Endnote_20_Text_20_Char" style:display-name="Endnote Text Char" style:family="text" style:parent-style-name="Default_20_Paragraph_20_Font_20__28_WW_29_">
      <style:text-properties style:font-name="Libertinus Serif2" fo:font-family="'Libertinus Serif'" style:font-family-generic="roman" style:font-pitch="variable" fo:font-size="10pt"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_20__28_WW_29_">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text-position="super 58%" style:font-name="Times New Roman" fo:font-family="'Times New Roman'" style:font-family-generic="roman" style:font-pitch="variable" fo:font-size="8pt" fo:font-style="italic" style:text-underline-style="none" style:font-size-asian="8pt" style:font-style-asian="italic"/>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LibertinusSans" fo:font-family="LibertinusSans" style:font-family-generic="roman" style:font-pitch="variable" fo:font-size="14pt" fo:font-weight="bold" style:font-size-asian="14pt" style:font-weight-asian="bold"/>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LibertinusSans" fo:font-family="LibertinusSans" style:font-family-generic="roman" style:font-pitch="variable" fo:font-size="14pt" fo:font-weight="bold" style:font-size-asian="14pt" style:font-weight-asian="bold"/>
    </style:style>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209" loext:num-list-format="%1%." style:num-suffix="." style:num-format="1">
        <style:list-level-properties text:list-level-position-and-space-mode="label-alignment">
          <style:list-level-label-alignment text:label-followed-by="space" fo:text-indent="-0.63cm" fo:margin-left="0.63cm"/>
        </style:list-level-properties>
      </text:outline-level-style>
      <text:outline-level-style text:level="2" text:style-name="ListLabel_20_210" loext:num-list-format="%1%.%2%." style:num-suffix="." style:num-format="1" text:display-levels="2">
        <style:list-level-properties text:list-level-position-and-space-mode="label-alignment">
          <style:list-level-label-alignment text:label-followed-by="space" fo:text-indent="-1.397cm" fo:margin-left="1.397cm"/>
        </style:list-level-properties>
      </text:outline-level-style>
      <text:outline-level-style text:level="3" text:style-name="ListLabel_20_211" loext:num-list-format="%1%.%2%.%3%." style:num-suffix="." style:num-format="1" text:display-levels="3">
        <style:list-level-properties text:list-level-position-and-space-mode="label-alignment">
          <style:list-level-label-alignment text:label-followed-by="space" fo:text-indent="-2.159cm" fo:margin-left="2.159cm"/>
        </style:list-level-properties>
      </text:outline-level-style>
      <text:outline-level-style text:level="4" text:style-name="ListLabel_20_212" loext:num-list-format="%1%.%2%.%3%.%4%." style:num-suffix="." style:num-format="1" text:display-levels="4">
        <style:list-level-properties text:list-level-position-and-space-mode="label-alignment">
          <style:list-level-label-alignment text:label-followed-by="space" fo:text-indent="-3.048cm" fo:margin-left="3.048cm"/>
        </style:list-level-properties>
      </text:outline-level-style>
      <text:outline-level-style text:level="5" text:style-name="ListLabel_20_213" loext:num-list-format="%1%.%2%.%3%.%4%.%5%." style:num-suffix="." style:num-format="1" text:display-levels="5">
        <style:list-level-properties text:list-level-position-and-space-mode="label-alignment">
          <style:list-level-label-alignment text:label-followed-by="listtab" fo:text-indent="-3.937cm" fo:margin-left="3.937cm"/>
        </style:list-level-properties>
      </text:outline-level-style>
      <text:outline-level-style text:level="6" text:style-name="ListLabel_20_214" loext:num-list-format="%1%.%2%.%3%.%4%.%5%.%6%." style:num-suffix="." style:num-format="1" text:display-levels="6">
        <style:list-level-properties text:list-level-position-and-space-mode="label-alignment">
          <style:list-level-label-alignment text:label-followed-by="listtab" fo:text-indent="-4.826cm" fo:margin-left="4.826cm"/>
        </style:list-level-properties>
      </text:outline-level-style>
      <text:outline-level-style text:level="7" text:style-name="ListLabel_20_215" loext:num-list-format="%1%.%2%.%3%.%4%.%5%.%6%.%7%." style:num-suffix="." style:num-format="1" text:display-levels="7">
        <style:list-level-properties text:list-level-position-and-space-mode="label-alignment">
          <style:list-level-label-alignment text:label-followed-by="listtab" fo:text-indent="-5.715cm" fo:margin-left="5.715cm"/>
        </style:list-level-properties>
      </text:outline-level-style>
      <text:outline-level-style text:level="8" text:style-name="ListLabel_20_216" loext:num-list-format="%1%.%2%.%3%.%4%.%5%.%6%.%7%.%8%." style:num-suffix="." style:num-format="1" text:display-levels="8">
        <style:list-level-properties text:list-level-position-and-space-mode="label-alignment">
          <style:list-level-label-alignment text:label-followed-by="listtab" fo:text-indent="-6.604cm" fo:margin-left="6.604cm"/>
        </style:list-level-properties>
      </text:outline-level-style>
      <text:outline-level-style text:level="9" text:style-name="ListLabel_20_217" loext:num-list-format="%1%.%2%.%3%.%4%.%5%.%6%.%7%.%8%.%9%." style:num-suffix="." style:num-format="1" text:display-levels="9">
        <style:list-level-properties text:list-level-position-and-space-mode="label-alignment">
          <style:list-level-label-alignment text:label-followed-by="listtab" fo:text-indent="-7.62cm" fo:margin-left="7.6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iversities_20_numbered_20_list" style:display-name="Universities numbered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1" style:display-name="Current List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2" style:display-name="Current List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3" style:display-name="Current List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4" style:display-name="Current List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urrent_20_List5" style:display-name="Current List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2.822cm" fo:margin-left="3.323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99cm" fo:margin-left="1.199cm"/>
        </style:list-level-properties>
        <style:text-properties style:font-name="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84"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85"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text:start-value="2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19"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0"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23"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24"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25"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26"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27"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2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37"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39"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40"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1"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42"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45"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46"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48"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49"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50"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1"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54"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55" loext:num-list-format="%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6"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57"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58"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59"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60"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62"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63"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1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5"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66"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67"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68"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69"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70"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1"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72"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1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0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0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0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0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0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0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0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18"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27"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28"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31"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34"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236"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37"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38"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40"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41"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43"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44"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45"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254"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
      </text:list-level-style-bullet>
      <text:list-level-style-number text:level="2" text:style-name="ListLabel_20_255" loext:num-list-format="%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text:style-name="ListLabel_20_258" loext:num-list-format="%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text:style-name="ListLabel_20_261" loext:num-list-format="%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2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265"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266"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ListLabel_20_267"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268"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271"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27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281"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290" loext:num-list-format="%1%." style:num-suffix="." style:num-format="1">
        <style:list-level-properties text:list-level-position-and-space-mode="label-alignment">
          <style:list-level-label-alignment text:label-followed-by="listtab" fo:text-indent="-0.699cm" fo:margin-left="1.199cm"/>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2cm" fo:margin-bottom="2.101cm" fo:margin-left="2.701cm" fo:margin-right="2.499cm"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5</meta:editing-cycles>
    <meta:print-date>2021-03-21T00:36:00</meta:print-date>
    <meta:creation-date>2024-01-16T11:58:00</meta:creation-date>
    <dc:date>2025-09-30T23:50:43.989000000</dc:date>
    <meta:editing-duration>PT3H16M30S</meta:editing-duration>
    <meta:generator>LibreOffice/7.5.4.2$Windows_X86_64 LibreOffice_project/36ccfdc35048b057fd9854c757a8b67ec53977b6</meta:generator>
    <meta:document-statistic meta:table-count="3" meta:image-count="2" meta:object-count="0" meta:page-count="11" meta:paragraph-count="190" meta:word-count="4066" meta:character-count="32083" meta:non-whitespace-character-count="28208"/>
    <meta:user-defined meta:name="AppVersion">16.0000</meta:user-defined>
    <meta:template xlink:type="simple" xlink:actuate="onRequest" xlink:title="Normal.dotm" xlink:href=""/>
  </office:meta>
</office:document-meta>
</file>